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5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1.27cm"/>
      <style:paragraph-properties style:writing-mode="lr-tb"/>
    </style:style>
    <style:style style:name="pr6" style:family="presentation" style:parent-style-name="Default-title">
      <style:graphic-properties fo:min-height="1.277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TexMaths Roman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 style:writing-mode="lr-tb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style:font-name="TexMaths Roman"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Multiphase LBM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w</text:span><text:span text:style-name="T1">o</text:span><text:span text:style-name="T1">-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</draw:text-box>
        </draw:frame>
        <draw:g>
          <draw:g>
            <svg:title>TexMaths</svg:title>
            <svg:desc>28§display§\Psi(x) = \int [ \mathcal{F}(\rho(x)) +  \mathcal{L}(\nabla\rho(x)) ] dx§svg§600§FALSE§</svg:desc>
            <draw:path draw:style-name="gr2" draw:text-style-name="P6" draw:layer="layout" svg:width="10.754cm" svg:height="1.535cm" svg:x="6.477cm" svg:y="3.211cm" svg:viewBox="0 0 10755 1536" svg:d="M5378 1536c-1792 0-3586 0-5378 0 0-512 0-1024 0-1536 3585 0 7170 0 10755 0 0 512 0 1024 0 1536-1793 0-3584 0-5377 0z">
              <text:p/>
            </draw:path>
            <draw:path draw:style-name="gr3" draw:text-style-name="P7" draw:layer="layout" svg:width="0.481cm" svg:height="0.494cm" svg:x="6.481cm" svg:y="3.665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  <text:p/>
            </draw:path>
            <draw:path draw:style-name="gr3" draw:text-style-name="P7" draw:layer="layout" svg:width="0.168cm" svg:height="0.722cm" svg:x="7.076cm" svg:y="3.618cm" svg:viewBox="0 0 169 723" svg:d="M169 716c0-2 0-4-12-16-91-91-114-227-114-339 0-126 27-252 116-342 10-9 10-11 10-13 0-4-4-6-8-6-6 0-72 47-116 140-35 81-45 161-45 221 0 56 8 145 48 227 45 89 107 135 113 135 4 0 8-3 8-7z">
              <text:p/>
            </draw:path>
            <draw:path draw:style-name="gr3" draw:text-style-name="P7" draw:layer="layout" svg:width="0.361cm" svg:height="0.327cm" svg:x="7.308cm" svg:y="3.841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  <text:p/>
            </draw:path>
            <draw:path draw:style-name="gr3" draw:text-style-name="P7" draw:layer="layout" svg:width="0.168cm" svg:height="0.722cm" svg:x="7.744cm" svg:y="3.618cm" svg:viewBox="0 0 169 723" svg:d="M169 361c0-55-8-144-49-225-44-91-106-136-112-136s-8 2-8 6c0 2 0 4 14 17 71 72 112 188 112 338 0 124-27 252-116 343-10 8-10 10-10 12 0 4 2 7 8 7s73-48 114-141c37-80 47-159 47-221z">
              <text:p/>
            </draw:path>
            <draw:path draw:style-name="gr3" draw:text-style-name="P7" draw:layer="layout" svg:width="0.483cm" svg:height="0.168cm" svg:x="8.228cm" svg:y="3.894cm" svg:viewBox="0 0 484 169" svg:d="M459 29c10 0 25 0 25-15 0-14-15-14-25-14-146 0-291 0-436 0-9 0-23 0-23 14 0 15 14 15 25 15 144 0 289 0 434 0zM459 169c10 0 25 0 25-14 0-15-15-15-25-15-145 0-290 0-434 0-11 0-25 0-25 15 0 14 14 14 23 14 145 0 290 0 436 0z">
              <text:p/>
            </draw:path>
            <draw:path draw:style-name="gr3" draw:text-style-name="P7" draw:layer="layout" svg:width="0.642cm" svg:height="1.609cm" svg:x="8.994cm" svg:y="3.174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  <text:p/>
            </draw:path>
            <draw:path draw:style-name="gr3" draw:text-style-name="P7" draw:layer="layout" svg:width="0.098cm" svg:height="0.722cm" svg:x="9.764cm" svg:y="3.618cm" svg:viewBox="0 0 99 723" svg:d="M99 723c0-10 0-20 0-29-23 0-47 0-70 0 0-222 0-444 0-665 23 0 47 0 70 0 0-10 0-19 0-29-33 0-66 0-99 0 0 241 0 482 0 723 33 0 66 0 99 0z">
              <text:p/>
            </draw:path>
            <draw:path draw:style-name="gr3" draw:text-style-name="P7" draw:layer="layout" svg:width="0.59cm" svg:height="0.518cm" svg:x="9.892cm" svg:y="3.665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  <text:p/>
            </draw:path>
            <draw:path draw:style-name="gr3" draw:text-style-name="P7" draw:layer="layout" svg:width="0.168cm" svg:height="0.722cm" svg:x="10.546cm" svg:y="3.618cm" svg:viewBox="0 0 169 723" svg:d="M169 716c0-2 0-4-12-16-91-91-114-227-114-339 0-126 27-252 116-342 10-9 10-11 10-13 0-4-4-6-8-6-6 0-72 47-116 140-37 81-45 161-45 221 0 56 8 145 48 227 45 89 107 135 113 135 4 0 8-3 8-7z">
              <text:p/>
            </draw:path>
            <draw:path draw:style-name="gr3" draw:text-style-name="P7" draw:layer="layout" svg:width="0.34cm" svg:height="0.476cm" svg:x="10.779cm" svg:y="3.841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  <text:p/>
            </draw:path>
            <draw:path draw:style-name="gr3" draw:text-style-name="P7" draw:layer="layout" svg:width="0.166cm" svg:height="0.722cm" svg:x="11.205cm" svg:y="3.618cm" svg:viewBox="0 0 167 723" svg:d="M167 716c0-2 0-4-12-16-91-91-114-227-114-339 0-126 27-252 118-342 8-9 8-11 8-13 0-4-2-6-6-6-8 0-74 47-116 140-37 81-45 161-45 221 0 56 6 145 48 227 43 89 105 135 113 135 4 0 6-3 6-7z">
              <text:p/>
            </draw:path>
            <draw:path draw:style-name="gr3" draw:text-style-name="P7" draw:layer="layout" svg:width="0.361cm" svg:height="0.327cm" svg:x="11.436cm" svg:y="3.841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  <text:p/>
            </draw:path>
            <draw:path draw:style-name="gr3" draw:text-style-name="P7" draw:layer="layout" svg:width="0.168cm" svg:height="0.722cm" svg:x="11.87cm" svg:y="3.618cm" svg:viewBox="0 0 169 723" svg:d="M169 361c0-55-8-144-47-225-46-91-108-136-114-136-4 0-8 2-8 6 0 2 0 4 14 17 71 72 112 188 112 338 0 124-27 252-116 343-10 8-10 10-10 12 0 4 4 7 8 7 6 0 73-48 116-141 37-80 45-159 45-221z">
              <text:p/>
            </draw:path>
            <draw:path draw:style-name="gr3" draw:text-style-name="P7" draw:layer="layout" svg:width="0.166cm" svg:height="0.722cm" svg:x="12.154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483cm" svg:height="0.482cm" svg:x="12.595cm" svg:y="3.738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  <text:p/>
            </draw:path>
            <draw:path draw:style-name="gr3" draw:text-style-name="P7" draw:layer="layout" svg:width="0.452cm" svg:height="0.525cm" svg:x="13.304cm" svg:y="3.649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  <text:p/>
            </draw:path>
            <draw:path draw:style-name="gr3" draw:text-style-name="P7" draw:layer="layout" svg:width="0.168cm" svg:height="0.722cm" svg:x="13.854cm" svg:y="3.618cm" svg:viewBox="0 0 169 723" svg:d="M169 716c0-2 0-4-12-16-91-91-116-227-116-339 0-126 29-252 118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536cm" svg:height="0.517cm" svg:x="14.097cm" svg:y="3.665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  <text:p/>
            </draw:path>
            <draw:path draw:style-name="gr3" draw:text-style-name="P7" draw:layer="layout" svg:width="0.342cm" svg:height="0.476cm" svg:x="14.691cm" svg:y="3.841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  <text:p/>
            </draw:path>
            <draw:path draw:style-name="gr3" draw:text-style-name="P7" draw:layer="layout" svg:width="0.168cm" svg:height="0.722cm" svg:x="15.116cm" svg:y="3.618cm" svg:viewBox="0 0 169 723" svg:d="M169 716c0-2 0-4-12-16-91-91-114-227-114-339 0-126 27-252 116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361cm" svg:height="0.327cm" svg:x="15.348cm" svg:y="3.841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  <text:p/>
            </draw:path>
            <draw:path draw:style-name="gr3" draw:text-style-name="P7" draw:layer="layout" svg:width="0.166cm" svg:height="0.722cm" svg:x="15.783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166cm" svg:height="0.722cm" svg:x="16.066cm" svg:y="3.618cm" svg:viewBox="0 0 167 723" svg:d="M167 361c0-55-8-144-47-225-44-91-106-136-114-136-4 0-6 2-6 6 0 2 0 4 12 17 73 72 114 188 114 338 0 124-27 252-118 343-8 8-8 10-8 12 0 4 2 7 6 7 8 0 73-48 116-141 37-80 45-159 45-221z">
              <text:p/>
            </draw:path>
            <draw:path draw:style-name="gr3" draw:text-style-name="P7" draw:layer="layout" svg:width="0.098cm" svg:height="0.722cm" svg:x="16.322cm" svg:y="3.618cm" svg:viewBox="0 0 99 723" svg:d="M99 0c-33 0-66 0-99 0 0 10 0 19 0 29 23 0 47 0 70 0 0 221 0 443 0 665-23 0-47 0-70 0 0 9 0 19 0 29 33 0 66 0 99 0 0-241 0-482 0-723z">
              <text:p/>
            </draw:path>
            <draw:path draw:style-name="gr3" draw:text-style-name="P7" draw:layer="layout" svg:width="0.344cm" svg:height="0.511cm" svg:x="16.537cm" svg:y="3.657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  <text:p/>
            </draw:path>
            <draw:path draw:style-name="gr3" draw:text-style-name="P7" draw:layer="layout" svg:width="0.361cm" svg:height="0.327cm" svg:x="16.907cm" svg:y="3.841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  <text:p/>
            </draw:path>
          </draw:g>
          <draw:frame draw:style-name="gr4" draw:text-style-name="P8" draw:layer="layout" svg:width="5.713cm" svg:height="1.903cm" svg:x="1.399cm" svg:y="3.4cm">
            <draw:text-box>
              <text:p><text:span text:style-name="T2">F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/text:p>
            </draw:text-box>
          </draw:frame>
        </draw:g>
        <draw:g>
          <svg:title>TexMaths</svg:title>
          <svg:desc>20§inline§\mathcal{F}(\rho (x) ) \text { - bulk free energy}  §svg§600§FALSE§</svg:desc>
          <draw:path draw:style-name="gr2" draw:text-style-name="P6" draw:layer="layout" svg:width="7.988cm" svg:height="0.627cm" svg:x="1.663cm" svg:y="5.422cm" svg:viewBox="0 0 7989 628" svg:d="M3996 628c-1332 0-2664 0-3996 0 0-209 0-419 0-628 2663 0 5326 0 7989 0 0 209 0 419 0 628-1331 0-2662 0-3993 0z">
            <text:p/>
          </draw:path>
          <draw:path draw:style-name="gr3" draw:text-style-name="P7" draw:layer="layout" svg:width="0.571cm" svg:height="0.5cm" svg:x="1.639cm" svg:y="5.432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7" draw:layer="layout" svg:width="0.163cm" svg:height="0.699cm" svg:x="2.271cm" svg:y="5.386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7" draw:layer="layout" svg:width="0.331cm" svg:height="0.46cm" svg:x="2.497cm" svg:y="5.601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7" draw:layer="layout" svg:width="0.161cm" svg:height="0.699cm" svg:x="2.909cm" svg:y="5.386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7" draw:layer="layout" svg:width="0.349cm" svg:height="0.316cm" svg:x="3.133cm" svg:y="5.601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7" draw:layer="layout" svg:width="0.161cm" svg:height="0.699cm" svg:x="3.554cm" svg:y="5.386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7" draw:layer="layout" svg:width="0.163cm" svg:height="0.699cm" svg:x="3.825cm" svg:y="5.386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7" draw:layer="layout" svg:width="0.185cm" svg:height="0.041cm" svg:x="4.301cm" svg:y="5.739cm" svg:viewBox="0 0 186 42" svg:d="M186 42c0-14 0-28 0-42-62 0-124 0-186 0 0 14 0 28 0 42 62 0 124 0 186 0z">
            <text:p/>
          </draw:path>
          <draw:path draw:style-name="gr3" draw:text-style-name="P7" draw:layer="layout" svg:width="0.345cm" svg:height="0.492cm" svg:x="4.781cm" svg:y="5.426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7" draw:layer="layout" svg:width="0.351cm" svg:height="0.316cm" svg:x="5.175cm" svg:y="5.601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7" draw:layer="layout" svg:width="0.155cm" svg:height="0.484cm" svg:x="5.565cm" svg:y="5.426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7" draw:layer="layout" svg:width="0.339cm" svg:height="0.484cm" svg:x="5.757cm" svg:y="5.426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7" draw:layer="layout" svg:width="0.227cm" svg:height="0.492cm" svg:x="6.364cm" svg:y="5.418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7" draw:layer="layout" svg:width="0.235cm" svg:height="0.308cm" svg:x="6.576cm" svg:y="5.601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7" draw:layer="layout" svg:width="0.271cm" svg:height="0.32cm" svg:x="6.852cm" svg:y="5.597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7" draw:layer="layout" svg:width="0.271cm" svg:height="0.32cm" svg:x="7.164cm" svg:y="5.597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7" draw:layer="layout" svg:width="0.271cm" svg:height="0.32cm" svg:x="7.709cm" svg:y="5.597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308cm" svg:x="8.025cm" svg:y="5.601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8.413cm" svg:y="5.597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7" draw:layer="layout" svg:width="0.235cm" svg:height="0.308cm" svg:x="8.725cm" svg:y="5.601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321cm" svg:height="0.46cm" svg:x="8.999cm" svg:y="5.593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9.345cm" svg:y="5.609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6" draw:layer="layout" svg:width="13.219cm" svg:height="0.747cm" svg:x="1.65cm" svg:y="6.909cm" svg:viewBox="0 0 13220 748" svg:d="M0 0c4407 0 8813 0 13220 0 0 249 0 499 0 748-4407 0-8813 0-13220 0 0-249 0-499 0-748z">
            <text:p/>
          </draw:path>
          <draw:path draw:style-name="gr3" draw:text-style-name="P7" draw:layer="layout" svg:width="0.437cm" svg:height="0.508cm" svg:x="1.636cm" svg:y="6.959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7" draw:layer="layout" svg:width="0.163cm" svg:height="0.699cm" svg:x="2.168cm" svg:y="6.927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7" draw:layer="layout" svg:width="0.517cm" svg:height="0.5cm" svg:x="2.406cm" svg:y="6.975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7" draw:layer="layout" svg:width="0.331cm" svg:height="0.46cm" svg:x="2.978cm" svg:y="7.142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7" draw:layer="layout" svg:width="0.163cm" svg:height="0.699cm" svg:x="3.389cm" svg:y="6.927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7" draw:layer="layout" svg:width="0.349cm" svg:height="0.316cm" svg:x="3.613cm" svg:y="7.142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7" draw:layer="layout" svg:width="0.163cm" svg:height="0.699cm" svg:x="4.035cm" svg:y="6.927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7" draw:layer="layout" svg:width="0.161cm" svg:height="0.699cm" svg:x="4.309cm" svg:y="6.927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7" draw:layer="layout" svg:width="0.187cm" svg:height="0.041cm" svg:x="4.783cm" svg:y="7.28cm" svg:viewBox="0 0 188 42" svg:d="M0 0c63 0 125 0 188 0 0 14 0 28 0 42-63 0-125 0-188 0 0-14 0-28 0-42z">
            <text:p/>
          </draw:path>
          <draw:path draw:style-name="gr3" draw:text-style-name="P7" draw:layer="layout" svg:width="0.151cm" svg:height="0.466cm" svg:x="5.266cm" svg:y="6.985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7" draw:layer="layout" svg:width="0.351cm" svg:height="0.308cm" svg:x="5.462cm" svg:y="7.142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5.824cm" svg:y="7.023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7" draw:layer="layout" svg:width="0.271cm" svg:height="0.32cm" svg:x="6.102cm" svg:y="7.13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6.415cm" svg:y="7.142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7" draw:layer="layout" svg:width="0.227cm" svg:height="0.492cm" svg:x="6.693cm" svg:y="6.959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7" draw:layer="layout" svg:width="0.317cm" svg:height="0.32cm" svg:x="6.913cm" svg:y="7.138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7" draw:layer="layout" svg:width="0.267cm" svg:height="0.32cm" svg:x="7.259cm" svg:y="7.138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7" draw:layer="layout" svg:width="0.149cm" svg:height="0.466cm" svg:x="7.571cm" svg:y="6.985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7" draw:layer="layout" svg:width="0.315cm" svg:height="0.32cm" svg:x="7.773cm" svg:y="7.138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7" draw:layer="layout" svg:width="0.155cm" svg:height="0.484cm" svg:x="8.119cm" svg:y="6.967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7" draw:layer="layout" svg:width="0.227cm" svg:height="0.492cm" svg:x="8.547cm" svg:y="6.959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7" draw:layer="layout" svg:width="0.235cm" svg:height="0.308cm" svg:x="8.759cm" svg:y="7.142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9.035cm" svg:y="7.138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7" draw:layer="layout" svg:width="0.271cm" svg:height="0.32cm" svg:x="9.347cm" svg:y="7.13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271cm" svg:height="0.32cm" svg:x="9.892cm" svg:y="7.13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10.208cm" svg:y="7.142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10.594cm" svg:y="7.13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908cm" svg:y="7.142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7" draw:layer="layout" svg:width="0.321cm" svg:height="0.46cm" svg:x="11.182cm" svg:y="7.134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11.528cm" svg:y="7.15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7" draw:layer="layout" svg:width="0.467cm" svg:height="0.165cm" svg:x="12.119cm" svg:y="7.194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7" draw:layer="layout" svg:width="0.267cm" svg:height="0.22cm" svg:x="12.942cm" svg:y="6.961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7" draw:layer="layout" svg:width="0.329cm" svg:height="0.029cm" svg:x="12.904cm" svg:y="7.262cm" svg:viewBox="0 0 330 30" svg:d="M0 0c110 0 220 0 330 0 0 10 0 20 0 30-110 0-220 0-330 0 0-10 0-20 0-30z">
            <text:p/>
          </draw:path>
          <draw:path draw:style-name="gr3" draw:text-style-name="P7" draw:layer="layout" svg:width="0.217cm" svg:height="0.324cm" svg:x="12.96cm" svg:y="7.368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7" draw:layer="layout" svg:width="0.027cm" svg:height="0.699cm" svg:x="13.402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517cm" svg:height="0.5cm" svg:x="13.546cm" svg:y="6.975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7" draw:layer="layout" svg:width="0.331cm" svg:height="0.46cm" svg:x="14.12cm" svg:y="7.142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7" draw:layer="layout" svg:width="0.027cm" svg:height="0.699cm" svg:x="14.546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217cm" svg:height="0.324cm" svg:x="14.688cm" svg:y="6.873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6" draw:layer="layout" svg:width="4.755cm" svg:height="0.435cm" svg:x="1.605cm" svg:y="9.042cm" svg:viewBox="0 0 4756 436" svg:d="M0 0c1585 0 3171 0 4756 0 0 145 0 291 0 436-1585 0-3171 0-4756 0 0-145 0-291 0-436z">
              <text:p/>
            </draw:path>
            <draw:path draw:style-name="gr3" draw:text-style-name="P7" draw:layer="layout" svg:width="0.309cm" svg:height="0.507cm" svg:x="1.609cm" svg:y="9.006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7" draw:layer="layout" svg:width="0.353cm" svg:height="0.316cm" svg:x="1.981cm" svg:y="9.189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7" draw:layer="layout" svg:width="0.235cm" svg:height="0.308cm" svg:x="2.369cm" svg:y="9.189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7" draw:layer="layout" svg:width="0.225cm" svg:height="0.491cm" svg:x="2.649cm" svg:y="9.006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7" draw:layer="layout" svg:width="0.317cm" svg:height="0.32cm" svg:x="2.868cm" svg:y="9.185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7" draw:layer="layout" svg:width="0.267cm" svg:height="0.32cm" svg:x="3.213cm" svg:y="9.185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7" draw:layer="layout" svg:width="0.271cm" svg:height="0.32cm" svg:x="3.521cm" svg:y="9.185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7" draw:layer="layout" svg:width="0.455cm" svg:height="0.471cm" svg:x="4.073cm" svg:y="9.026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7" draw:layer="layout" svg:width="0.271cm" svg:height="0.32cm" svg:x="4.517cm" svg:y="9.185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7" draw:layer="layout" svg:width="0.353cm" svg:height="0.308cm" svg:x="4.831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7" draw:layer="layout" svg:width="0.229cm" svg:height="0.32cm" svg:x="5.222cm" svg:y="9.185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7" draw:layer="layout" svg:width="0.151cm" svg:height="0.465cm" svg:x="5.498cm" svg:y="9.032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7" draw:layer="layout" svg:width="0.311cm" svg:height="0.32cm" svg:x="5.69cm" svg:y="9.185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7" draw:layer="layout" svg:width="0.353cm" svg:height="0.308cm" svg:x="6.044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6" draw:layer="layout" svg:width="4.989cm" svg:height="1.569cm" svg:x="7.038cm" svg:y="8.552cm" svg:viewBox="0 0 4990 1570" svg:d="M0 0c1663 0 3327 0 4990 0 0 523 0 1047 0 1570-1663 0-3327 0-4990 0 0-523 0-1047 0-1570z">
              <text:p/>
            </draw:path>
            <draw:path draw:style-name="gr3" draw:text-style-name="P7" draw:layer="layout" svg:width="0.371cm" svg:height="0.309cm" svg:x="7.028cm" svg:y="9.211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7" draw:layer="layout" svg:width="0.465cm" svg:height="0.163cm" svg:x="7.664cm" svg:y="9.25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7" draw:layer="layout" svg:width="0.623cm" svg:height="1.557cm" svg:x="8.403cm" svg:y="8.56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7" draw:layer="layout" svg:width="0.483cm" svg:height="0.221cm" svg:x="9.105cm" svg:y="8.5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7" draw:layer="layout" svg:width="0.333cm" svg:height="0.023cm" svg:x="8.807cm" svg:y="10.018cm" svg:viewBox="0 0 334 24" svg:d="M314 24c8 0 20 0 20-12s-12-12-20-12c-98 0-196 0-294 0-8 0-20 0-20 12s12 12 20 12c98 0 196 0 294 0z">
              <text:p/>
            </draw:path>
            <draw:path draw:style-name="gr3" draw:text-style-name="P7" draw:layer="layout" svg:width="0.483cm" svg:height="0.221cm" svg:x="9.231cm" svg:y="9.936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7" draw:layer="layout" svg:width="0.345cm" svg:height="0.317cm" svg:x="10.028cm" svg:y="8.7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7" draw:layer="layout" svg:width="0.403cm" svg:height="0.027cm" svg:x="9.99cm" svg:y="9.325cm" svg:viewBox="0 0 404 28" svg:d="M0 0c135 0 269 0 404 0 0 9 0 19 0 28-135 0-269 0-404 0 0-9 0-19 0-28z">
              <text:p/>
            </draw:path>
            <draw:path draw:style-name="gr3" draw:text-style-name="P7" draw:layer="layout" svg:width="0.279cm" svg:height="0.464cm" svg:x="10.052cm" svg:y="9.529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7" draw:layer="layout" svg:width="0.027cm" svg:height="0.7cm" svg:x="10.562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519cm" svg:height="0.5cm" svg:x="10.706cm" svg:y="9.035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7" draw:layer="layout" svg:width="0.331cm" svg:height="0.46cm" svg:x="11.279cm" svg:y="9.203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7" draw:layer="layout" svg:width="0.027cm" svg:height="0.7cm" svg:x="11.705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217cm" svg:height="0.327cm" svg:x="11.847cm" svg:y="8.898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svg:title>TexMaths</svg:title>
          <svg:desc>20§display§F_\alpha = \kappa \rho \mathbf{\nabla_{\alpha} \rho}§svg§600§FALSE§</svg:desc>
          <draw:path draw:style-name="gr2" draw:text-style-name="P6" draw:layer="layout" svg:width="3.821cm" svg:height="0.555cm" svg:x="11.682cm" svg:y="11.383cm" svg:viewBox="0 0 3822 556" svg:d="M0 0c1274 0 2548 0 3822 0 0 185 0 371 0 556-1274 0-2548 0-3822 0 0-185 0-371 0-556z">
            <text:p/>
          </draw:path>
          <draw:path draw:style-name="gr3" draw:text-style-name="P7" draw:layer="layout" svg:width="0.499cm" svg:height="0.473cm" svg:x="11.672cm" svg:y="11.349cm" svg:viewBox="0 0 500 474" svg:d="M186 247c23 0 47 0 70 0 52 0 58 12 58 32 0 6 0 14-6 34 0 4-1 5-2 8 0 6 4 8 8 8 8 0 8-2 12-14 12-51 25-101 38-152 2-7 2-9 2-11-3-2-1-6-8-6s-8 2-10 13c-16 54-32 68-92 68-21 0-43 0-64 0 15-59 31-118 46-177 6-26 6-28 38-28 31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8 0 16 0 16-11 0-6-3-6-4-8-2-2-4-2-20-2s-20 0-36 0c-22-2-24-6-24-14 0-2 0-6 4-16 14-59 28-117 42-176z">
            <text:p/>
          </draw:path>
          <draw:path draw:style-name="gr3" draw:text-style-name="P7" draw:layer="layout" svg:width="0.301cm" svg:height="0.218cm" svg:x="12.128cm" svg:y="11.714cm" svg:viewBox="0 0 302 219" svg:d="M238 146c46-46 64-112 64-116 0-8-6-8-8-8-6 0-6 2-10 14-10 32-26 62-46 88 0-8-2-40-2-44-8-50-44-80-94-80-72 0-142 66-142 136 0 43 34 83 90 83 46 0 86-20 114-42 12 36 36 42 52 42 28 0 46-24 46-34 0-6-6-6-8-6-8 0-8 2-10 6-6 18-22 20-28 20s-14 0-18-59zM200 163c-48 38-90 42-108 42-32 0-50-20-50-53 0-14 6-68 32-102 22-28 50-36 68-36 38 0 50 36 54 68 4 20 2 56 4 81z">
            <text:p/>
          </draw:path>
          <draw:path draw:style-name="gr3" draw:text-style-name="P7" draw:layer="layout" svg:width="0.467cm" svg:height="0.162cm" svg:x="12.731cm" svg:y="11.568cm" svg:viewBox="0 0 468 163" svg:d="M444 28c10 0 24 0 24-14s-14-14-24-14c-140 0-280 0-420 0-10 0-24 0-24 14s14 14 24 14c140 0 280 0 420 0zM444 163c10 0 24 0 24-13 0-14-14-14-24-14-140 0-280 0-420 0-10 0-24 0-24 14 0 13 14 13 24 13 140 0 280 0 420 0z">
            <text:p/>
          </draw:path>
          <draw:path draw:style-name="gr3" draw:text-style-name="P7" draw:layer="layout" svg:width="0.343cm" svg:height="0.316cm" svg:x="13.473cm" svg:y="11.514cm" svg:viewBox="0 0 344 317" svg:d="M2 283c-2 10-2 10-2 16 0 12 10 18 20 18 22 0 26-16 32-38 6-26 2-12 32-129 60 2 120 13 120 59 0 4 0 8-2 14-2 12-2 20-2 24 0 42 28 70 64 70 22 0 40-12 54-36 18-30 26-70 26-72 0-6-6-6-8-6-6 0-8 2-10 12-12 48-28 86-60 86-16 0-24-8-24-32 0-12 4-28 6-40 2-6 4-16 4-24 0-63-96-69-136-71 22-12 46-30 64-46 32-28 54-46 82-56-2 2-4 10-4 14 0 8 4 24 26 24s38-20 38-36c0-8-2-26-28-26-42 0-84 36-116 62-46 40-64 50-88 60 2-8 10-44 14-56 4-18 12-50 12-54 0-12-8-20-20-20-2 0-22 0-28 26-22 86-44 171-66 257z">
            <text:p/>
          </draw:path>
          <draw:path draw:style-name="gr3" draw:text-style-name="P7" draw:layer="layout" svg:width="0.329cm" svg:height="0.46cm" svg:x="13.861cm" svg:y="11.514cm" svg:viewBox="0 0 330 461" svg:d="M2 431c-2 8-2 10-2 12 0 10 6 18 18 18 16 0 24-12 26-14 2-8 26-100 44-176 14 28 36 46 70 46 82 0 172-98 172-201 0-76-46-116-96-116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517cm" svg:height="0.499cm" svg:x="14.235cm" svg:y="11.347cm" svg:viewBox="0 0 518 500" svg:d="M516 16c0-2 2-8 2-10 0-6 0-6-16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3" draw:text-style-name="P7" draw:layer="layout" svg:width="0.301cm" svg:height="0.218cm" svg:x="14.818cm" svg:y="11.714cm" svg:viewBox="0 0 302 219" svg:d="M238 146c46-46 64-112 64-116 0-8-6-8-10-8-6 0-6 2-10 14-8 32-24 62-46 88 0-8 0-40-2-44-6-50-44-80-94-80-72 0-140 66-140 136 0 43 32 83 90 83 44 0 86-20 112-42 12 36 38 42 52 42 28 0 46-24 46-34 0-6-6-6-8-6-6 0-8 2-8 6-8 18-22 20-28 20-8 0-16 0-18-59zM200 163c-48 38-90 42-110 42-32 0-50-20-50-53 0-14 8-68 32-102 24-28 52-36 68-36 40 0 52 36 56 68 2 20 2 56 4 81z">
            <text:p/>
          </draw:path>
          <draw:path draw:style-name="gr3" draw:text-style-name="P7" draw:layer="layout" svg:width="0.331cm" svg:height="0.46cm" svg:x="15.208cm" svg:y="11.514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6" draw:layer="layout" svg:width="9.514cm" svg:height="0.437cm" svg:x="1.563cm" svg:y="11.339cm" svg:viewBox="0 0 9515 438" svg:d="M0 0c3172 0 6343 0 9515 0 0 146 0 292 0 438-3172 0-6343 0-9515 0 0-146 0-292 0-438z">
            <text:p/>
          </draw:path>
          <draw:path draw:style-name="gr3" draw:text-style-name="P7" draw:layer="layout" svg:width="0.403cm" svg:height="0.475cm" svg:x="1.551cm" svg:y="11.321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7" draw:layer="layout" svg:width="0.311cm" svg:height="0.321cm" svg:x="1.947cm" svg:y="11.483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7" draw:layer="layout" svg:width="0.235cm" svg:height="0.309cm" svg:x="2.299cm" svg:y="11.487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7" draw:layer="layout" svg:width="0.267cm" svg:height="0.321cm" svg:x="2.577cm" svg:y="11.483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7" draw:layer="layout" svg:width="0.271cm" svg:height="0.321cm" svg:x="2.885cm" svg:y="11.483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7" draw:layer="layout" svg:width="0.227cm" svg:height="0.493cm" svg:x="3.434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7" draw:layer="layout" svg:width="0.235cm" svg:height="0.309cm" svg:x="3.646cm" svg:y="11.487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7" draw:layer="layout" svg:width="0.309cm" svg:height="0.321cm" svg:x="3.922cm" svg:y="11.483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7" draw:layer="layout" svg:width="0.547cm" svg:height="0.309cm" svg:x="4.276cm" svg:y="11.487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219cm" svg:height="0.437cm" svg:x="5.086cm" svg:y="11.367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7" draw:layer="layout" svg:width="0.353cm" svg:height="0.485cm" svg:x="5.368cm" svg:y="11.311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7" draw:layer="layout" svg:width="0.271cm" svg:height="0.321cm" svg:x="5.756cm" svg:y="11.483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7" draw:layer="layout" svg:width="0.311cm" svg:height="0.509cm" svg:x="6.321cm" svg:y="11.303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7" draw:layer="layout" svg:width="0.353cm" svg:height="0.317cm" svg:x="6.695cm" svg:y="11.487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7" draw:layer="layout" svg:width="0.235cm" svg:height="0.309cm" svg:x="7.083cm" svg:y="11.487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7" draw:layer="layout" svg:width="0.227cm" svg:height="0.493cm" svg:x="7.361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7" draw:layer="layout" svg:width="0.315cm" svg:height="0.321cm" svg:x="7.583cm" svg:y="11.483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7" draw:layer="layout" svg:width="0.267cm" svg:height="0.321cm" svg:x="7.929cm" svg:y="11.483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7" draw:layer="layout" svg:width="0.271cm" svg:height="0.321cm" svg:x="8.237cm" svg:y="11.483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7" draw:layer="layout" svg:width="0.455cm" svg:height="0.473cm" svg:x="8.789cm" svg:y="11.323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7" draw:layer="layout" svg:width="0.271cm" svg:height="0.321cm" svg:x="9.233cm" svg:y="11.483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7" draw:layer="layout" svg:width="0.353cm" svg:height="0.309cm" svg:x="9.546cm" svg:y="11.487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7" draw:layer="layout" svg:width="0.229cm" svg:height="0.321cm" svg:x="9.938cm" svg:y="11.483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7" draw:layer="layout" svg:width="0.151cm" svg:height="0.467cm" svg:x="10.214cm" svg:y="11.329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7" draw:layer="layout" svg:width="0.311cm" svg:height="0.321cm" svg:x="10.406cm" svg:y="11.483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7" draw:layer="layout" svg:width="0.353cm" svg:height="0.309cm" svg:x="10.76cm" svg:y="11.487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9" draw:layer="layout" svg:width="19.679cm" svg:height="1.905cm" svg:x="1.904cm" svg:y="12.698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0" draw:layer="layout" svg:width="25.191cm" svg:height="1.27cm" svg:x="0.634cm" svg:y="0.634cm" presentation:class="title" presentation:user-transformed="true">
          <draw:text-box>
            <text:p text:style-name="P4"><text:span text:style-name="T3">G</text:span><text:span text:style-name="T3">o</text:span><text:span text:style-name="T3">v</text:span><text:span text:style-name="T3">e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E</text:span><text:span text:style-name="T3">q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3" draw:text-style-name="P7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7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7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7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7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7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7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7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7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7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7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7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3" draw:text-style-name="P7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7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7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7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7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7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7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7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7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7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7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7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7" draw:text-style-name="P11" draw:layer="layout" svg:width="5.017cm" svg:height="1.038cm" svg:x="1.847cm" svg:y="2.539cm">
          <draw:text-box>
            <text:p><text:span text:style-name="T4">Continuity:</text:span></text:p>
          </draw:text-box>
        </draw:frame>
        <draw:frame draw:style-name="gr7" draw:text-style-name="P11" draw:layer="layout" svg:width="5.017cm" svg:height="1.038cm" svg:x="1.908cm" svg:y="3.766cm">
          <draw:text-box>
            <text:p><text:span text:style-name="T4">Momentum:</text:span></text:p>
          </draw:text-box>
        </draw:frame>
        <draw:frame draw:style-name="gr8" draw:text-style-name="P11" draw:layer="layout" svg:width="4.444cm" svg:height="1.673cm" svg:x="1.904cm" svg:y="5.714cm">
          <draw:text-box>
            <text:p><text:span text:style-name="T5">Force Addition:</text:span></text:p>
          </draw:text-box>
        </draw:frame>
        <draw:frame draw:style-name="gr9" draw:text-style-name="P11" draw:layer="layout" svg:width="5.713cm" svg:height="3.446cm" svg:x="2.184cm" svg:y="12.954cm">
          <draw:text-box>
            <text:p><text:span text:style-name="T5">Final Momentum Equa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3" draw:text-style-name="P7" draw:layer="layout" svg:width="0.369cm" svg:height="0.517cm" svg:x="5.814cm" svg:y="6.281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6.19cm" svg:y="6.673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3" draw:text-style-name="P7" draw:layer="layout" svg:width="0.365cm" svg:height="0.447cm" svg:x="6.538cm" svg:y="6.473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7.128cm" svg:y="6.595cm" svg:viewBox="0 0 430 28" svg:d="M406 28c10 0 24 0 24-14s-14-14-24-14c-127 0-255 0-382 0-12 0-24 0-24 14s12 14 24 14c127 0 255 0 382 0z">
            <text:p/>
          </draw:path>
          <draw:path draw:style-name="gr3" draw:text-style-name="P7" draw:layer="layout" svg:width="0.497cm" svg:height="0.475cm" svg:x="7.8cm" svg:y="6.307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3" draw:text-style-name="P7" draw:layer="layout" svg:width="0.301cm" svg:height="0.221cm" svg:x="8.256cm" svg:y="6.673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3" draw:text-style-name="P7" draw:layer="layout" svg:width="0.467cm" svg:height="0.163cm" svg:x="8.86cm" svg:y="6.527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369cm" svg:height="0.517cm" svg:x="9.59cm" svg:y="6.281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3" draw:text-style-name="P7" draw:layer="layout" svg:width="0.301cm" svg:height="0.221cm" svg:x="9.966cm" svg:y="6.673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3" draw:text-style-name="P7" draw:layer="layout" svg:width="0.365cm" svg:height="0.447cm" svg:x="10.314cm" svg:y="6.473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10.904cm" svg:y="6.595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7cm" svg:x="11.588cm" svg:y="6.473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3" draw:text-style-name="P7" draw:layer="layout" svg:width="0.331cm" svg:height="0.461cm" svg:x="11.974cm" svg:y="6.473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3" draw:text-style-name="P7" draw:layer="layout" svg:width="0.369cm" svg:height="0.517cm" svg:x="12.344cm" svg:y="6.281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12.72cm" svg:y="6.673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3" draw:text-style-name="P7" draw:layer="layout" svg:width="0.369cm" svg:height="0.517cm" svg:x="13.118cm" svg:y="6.281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3" draw:text-style-name="P7" draw:layer="layout" svg:width="0.285cm" svg:height="0.441cm" svg:x="13.488cm" svg:y="6.543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3" draw:text-style-name="P7" draw:layer="layout" svg:width="0.369cm" svg:height="0.517cm" svg:x="13.87cm" svg:y="6.281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287cm" svg:height="0.441cm" svg:x="14.24cm" svg:y="6.543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3" draw:text-style-name="P7" draw:layer="layout" svg:width="0.331cm" svg:height="0.461cm" svg:x="14.616cm" svg:y="6.473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3" draw:text-style-name="P7" draw:layer="layout" svg:width="0.467cm" svg:height="0.163cm" svg:x="8.871cm" svg:y="7.66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4cm" svg:x="9.641cm" svg:y="7.422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301cm" svg:height="0.22cm" svg:x="10.017cm" svg:y="7.811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3" draw:text-style-name="P7" draw:layer="layout" svg:width="0.367cm" svg:height="0.444cm" svg:x="10.363cm" svg:y="7.613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3" draw:text-style-name="P7" draw:layer="layout" svg:width="0.427cm" svg:height="0.027cm" svg:x="10.955cm" svg:y="7.733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637cm" svg:y="7.613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3" draw:text-style-name="P7" draw:layer="layout" svg:width="0.369cm" svg:height="0.514cm" svg:x="12.03cm" svg:y="7.422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2.406cm" svg:y="7.811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3" draw:text-style-name="P7" draw:layer="layout" svg:width="0.163cm" svg:height="0.697cm" svg:x="12.846cm" svg:y="7.398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31cm" svg:height="0.458cm" svg:x="13.07cm" svg:y="7.613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367cm" svg:height="0.514cm" svg:x="13.442cm" svg:y="7.422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3.81cm" svg:y="7.681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3" draw:text-style-name="P7" draw:layer="layout" svg:width="0.369cm" svg:height="0.514cm" svg:x="14.194cm" svg:y="7.422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287cm" svg:height="0.44cm" svg:x="14.562cm" svg:y="7.681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31cm" svg:height="0.458cm" svg:x="14.938cm" svg:y="7.613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1cm" svg:height="0.697cm" svg:x="15.322cm" svg:y="7.398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7cm" svg:height="0.464cm" svg:x="15.75cm" svg:y="7.516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45cm" svg:height="0.316cm" svg:x="16.452cm" svg:y="7.613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3" draw:text-style-name="P7" draw:layer="layout" svg:width="0.163cm" svg:height="0.697cm" svg:x="16.888cm" svg:y="7.398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69cm" svg:height="0.514cm" svg:x="17.12cm" svg:y="7.422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3" draw:text-style-name="P7" draw:layer="layout" svg:width="0.301cm" svg:height="0.22cm" svg:x="17.495cm" svg:y="7.811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3" draw:text-style-name="P7" draw:layer="layout" svg:width="0.331cm" svg:height="0.458cm" svg:x="17.885cm" svg:y="7.613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3cm" svg:height="0.697cm" svg:x="18.267cm" svg:y="7.398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3" draw:text-style-name="P7" draw:layer="layout" svg:width="0.369cm" svg:height="0.514cm" svg:x="18.529cm" svg:y="7.422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3" draw:text-style-name="P7" draw:layer="layout" svg:width="0.285cm" svg:height="0.44cm" svg:x="18.899cm" svg:y="7.681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3" draw:text-style-name="P7" draw:layer="layout" svg:width="0.369cm" svg:height="0.514cm" svg:x="19.281cm" svg:y="7.422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19.651cm" svg:y="7.681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3" draw:text-style-name="P7" draw:layer="layout" svg:width="0.331cm" svg:height="0.458cm" svg:x="20.027cm" svg:y="7.613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3" draw:text-style-name="P7" draw:layer="layout" svg:width="0.467cm" svg:height="0.163cm" svg:x="8.89cm" svg:y="8.78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66cm" svg:y="8.544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3" draw:text-style-name="P7" draw:layer="layout" svg:width="0.301cm" svg:height="0.219cm" svg:x="10.036cm" svg:y="8.935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3" draw:text-style-name="P7" draw:layer="layout" svg:width="0.367cm" svg:height="0.444cm" svg:x="10.382cm" svg:y="8.735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3" draw:text-style-name="P7" draw:layer="layout" svg:width="0.427cm" svg:height="0.027cm" svg:x="10.974cm" svg:y="8.857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656cm" svg:y="8.735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05cm" svg:y="8.544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2.426cm" svg:y="8.935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3" draw:text-style-name="P7" draw:layer="layout" svg:width="0.161cm" svg:height="0.699cm" svg:x="12.866cm" svg:y="8.52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31cm" svg:height="0.46cm" svg:x="13.09cm" svg:y="8.735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367cm" svg:height="0.516cm" svg:x="13.461cm" svg:y="8.544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3.829cm" svg:y="8.805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69cm" svg:height="0.516cm" svg:x="14.213cm" svg:y="8.544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3" draw:text-style-name="P7" draw:layer="layout" svg:width="0.287cm" svg:height="0.44cm" svg:x="14.581cm" svg:y="8.805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3" draw:text-style-name="P7" draw:layer="layout" svg:width="0.331cm" svg:height="0.46cm" svg:x="14.957cm" svg:y="8.735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5.339cm" svg:y="8.52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467cm" svg:height="0.464cm" svg:x="15.769cm" svg:y="8.638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3" draw:text-style-name="P7" draw:layer="layout" svg:width="0.343cm" svg:height="0.316cm" svg:x="16.471cm" svg:y="8.735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3" draw:text-style-name="P7" draw:layer="layout" svg:width="0.369cm" svg:height="0.516cm" svg:x="16.865cm" svg:y="8.544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7.235cm" svg:y="8.805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181cm" svg:height="0.839cm" svg:x="17.697cm" svg:y="8.45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3" draw:text-style-name="P7" draw:layer="layout" svg:width="0.163cm" svg:height="0.699cm" svg:x="17.981cm" svg:y="8.52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8.213cm" svg:y="8.544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301cm" svg:height="0.219cm" svg:x="18.589cm" svg:y="8.935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3" draw:text-style-name="P7" draw:layer="layout" svg:width="0.331cm" svg:height="0.46cm" svg:x="18.979cm" svg:y="8.735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9.361cm" svg:y="8.52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161cm" svg:height="0.699cm" svg:x="19.665cm" svg:y="8.52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69cm" svg:height="0.516cm" svg:x="19.897cm" svg:y="8.544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287cm" svg:height="0.44cm" svg:x="20.265cm" svg:y="8.805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7" draw:layer="layout" svg:width="0.331cm" svg:height="0.46cm" svg:x="20.641cm" svg:y="8.735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1cm" svg:height="0.699cm" svg:x="21.025cm" svg:y="8.52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81cm" svg:height="0.839cm" svg:x="21.289cm" svg:y="8.45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3" draw:text-style-name="P7" draw:layer="layout" svg:width="0.427cm" svg:height="0.027cm" svg:x="21.795cm" svg:y="8.857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22.476cm" svg:y="8.735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163cm" svg:height="0.699cm" svg:x="22.912cm" svg:y="8.52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23.144cm" svg:y="8.544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23.514cm" svg:y="8.805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29cm" svg:height="0.46cm" svg:x="23.89cm" svg:y="8.735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3" draw:text-style-name="P7" draw:layer="layout" svg:width="0.161cm" svg:height="0.699cm" svg:x="24.272cm" svg:y="8.52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369cm" svg:height="0.516cm" svg:x="24.532cm" svg:y="8.544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301cm" svg:height="0.219cm" svg:x="24.908cm" svg:y="8.935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3" draw:text-style-name="P7" draw:layer="layout" svg:width="0.369cm" svg:height="0.516cm" svg:x="25.306cm" svg:y="8.544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287cm" svg:height="0.44cm" svg:x="25.676cm" svg:y="8.805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3" draw:text-style-name="P7" draw:layer="layout" svg:width="0.331cm" svg:height="0.46cm" svg:x="26.052cm" svg:y="8.735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3" draw:text-style-name="P7" draw:layer="layout" svg:width="0.467cm" svg:height="0.163cm" svg:x="8.96cm" svg:y="10.20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73cm" svg:y="9.962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3" draw:text-style-name="P7" draw:layer="layout" svg:width="0.287cm" svg:height="0.44cm" svg:x="10.098cm" svg:y="10.222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3" draw:text-style-name="P7" draw:layer="layout" svg:width="0.159cm" svg:height="1.261cm" svg:x="10.612cm" svg:y="9.657cm" svg:viewBox="0 0 160 1262" svg:d="M0 1262c53 0 107 0 160 0 0-11 0-23 0-34-42 0-84 0-126 0 0-398 0-796 0-1194 42 0 84 0 126 0 0-11 0-23 0-34-53 0-107 0-160 0 0 421 0 841 0 1262z">
            <text:p/>
          </draw:path>
          <draw:path draw:style-name="gr3" draw:text-style-name="P7" draw:layer="layout" svg:width="0.183cm" svg:height="0.838cm" svg:x="11.01cm" svg:y="9.869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3" draw:text-style-name="P7" draw:layer="layout" svg:width="0.367cm" svg:height="0.444cm" svg:x="11.202cm" svg:y="10.154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3" draw:text-style-name="P7" draw:layer="layout" svg:width="0.427cm" svg:height="0.027cm" svg:x="11.794cm" svg:y="10.274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267cm" svg:height="0.221cm" svg:x="12.558cm" svg:y="9.97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3" draw:text-style-name="P7" draw:layer="layout" svg:width="0.329cm" svg:height="0.027cm" svg:x="12.522cm" svg:y="10.274cm" svg:viewBox="0 0 330 28" svg:d="M164 28c-55 0-109 0-164 0 0-9 0-19 0-28 110 0 220 0 330 0 0 9 0 19 0 28-55 0-111 0-166 0z">
            <text:p/>
          </draw:path>
          <draw:path draw:style-name="gr3" draw:text-style-name="P7" draw:layer="layout" svg:width="0.215cm" svg:height="0.325cm" svg:x="12.578cm" svg:y="10.3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3" draw:text-style-name="P7" draw:layer="layout" svg:width="0.163cm" svg:height="0.7cm" svg:x="13.003cm" svg:y="9.939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13.235cm" svg:y="9.962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283cm" svg:height="0.321cm" svg:x="13.597cm" svg:y="10.352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3" draw:text-style-name="P7" draw:layer="layout" svg:width="0.331cm" svg:height="0.46cm" svg:x="13.963cm" svg:y="10.154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163cm" svg:height="0.7cm" svg:x="14.345cm" svg:y="9.939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3" draw:text-style-name="P7" draw:layer="layout" svg:width="0.217cm" svg:height="0.327cm" svg:x="14.609cm" svg:y="9.883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3" draw:text-style-name="P7" draw:layer="layout" svg:width="0.427cm" svg:height="0.027cm" svg:x="15.109cm" svg:y="10.274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7cm" svg:x="15.791cm" svg:y="10.154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3" draw:text-style-name="P7" draw:layer="layout" svg:width="0.331cm" svg:height="0.46cm" svg:x="16.179cm" svg:y="10.154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369cm" svg:height="0.516cm" svg:x="16.549cm" svg:y="9.962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3" draw:text-style-name="P7" draw:layer="layout" svg:width="0.283cm" svg:height="0.321cm" svg:x="16.911cm" svg:y="10.352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3" draw:text-style-name="P7" draw:layer="layout" svg:width="0.369cm" svg:height="0.516cm" svg:x="17.283cm" svg:y="9.962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3" draw:text-style-name="P7" draw:layer="layout" svg:width="0.283cm" svg:height="0.321cm" svg:x="17.645cm" svg:y="10.352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3" draw:text-style-name="P7" draw:layer="layout" svg:width="0.331cm" svg:height="0.46cm" svg:x="18.009cm" svg:y="10.154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3" draw:text-style-name="P7" draw:layer="layout" svg:width="0.183cm" svg:height="0.838cm" svg:x="18.383cm" svg:y="9.869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3" draw:text-style-name="P7" draw:layer="layout" svg:width="0.287cm" svg:height="0.506cm" svg:x="18.821cm" svg:y="9.964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3" draw:text-style-name="P7" draw:layer="layout" svg:width="0.301cm" svg:height="0.221cm" svg:x="19.135cm" svg:y="10.352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3" draw:text-style-name="P7" draw:layer="layout" svg:width="0.287cm" svg:height="0.44cm" svg:x="19.493cm" svg:y="10.222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3" draw:text-style-name="P7" draw:layer="layout" svg:width="0.467cm" svg:height="0.466cm" svg:x="20.043cm" svg:y="10.0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3" draw:text-style-name="P7" draw:layer="layout" svg:width="0.345cm" svg:height="0.317cm" svg:x="20.744cm" svg:y="10.154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3" draw:text-style-name="P7" draw:layer="layout" svg:width="0.163cm" svg:height="0.7cm" svg:x="21.18cm" svg:y="9.939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21.412cm" svg:y="9.962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301cm" svg:height="0.221cm" svg:x="21.788cm" svg:y="10.352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3" draw:text-style-name="P7" draw:layer="layout" svg:width="0.331cm" svg:height="0.46cm" svg:x="22.18cm" svg:y="10.154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3" draw:text-style-name="P7" draw:layer="layout" svg:width="0.161cm" svg:height="0.7cm" svg:x="22.562cm" svg:y="9.939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3" draw:text-style-name="P7" draw:layer="layout" svg:width="0.163cm" svg:height="0.7cm" svg:x="22.864cm" svg:y="9.939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3" draw:text-style-name="P7" draw:layer="layout" svg:width="0.369cm" svg:height="0.516cm" svg:x="23.096cm" svg:y="9.962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3" draw:text-style-name="P7" draw:layer="layout" svg:width="0.285cm" svg:height="0.44cm" svg:x="23.466cm" svg:y="10.222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3" draw:text-style-name="P7" draw:layer="layout" svg:width="0.331cm" svg:height="0.46cm" svg:x="23.842cm" svg:y="10.154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3" draw:text-style-name="P7" draw:layer="layout" svg:width="0.163cm" svg:height="0.7cm" svg:x="24.224cm" svg:y="9.939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3" draw:text-style-name="P7" draw:layer="layout" svg:width="0.159cm" svg:height="1.261cm" svg:x="24.47cm" svg:y="9.657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3" draw:text-style-name="P7" draw:layer="layout" svg:width="0.369cm" svg:height="0.516cm" svg:x="5.956cm" svg:y="11.211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3" draw:text-style-name="P7" draw:layer="layout" svg:width="0.301cm" svg:height="0.22cm" svg:x="6.332cm" svg:y="11.602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3" draw:text-style-name="P7" draw:layer="layout" svg:width="0.365cm" svg:height="0.446cm" svg:x="6.68cm" svg:y="11.402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3" draw:text-style-name="P7" draw:layer="layout" svg:width="0.429cm" svg:height="0.027cm" svg:x="7.27cm" svg:y="11.524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497cm" svg:height="0.474cm" svg:x="7.941cm" svg:y="11.237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3" draw:text-style-name="P7" draw:layer="layout" svg:width="0.301cm" svg:height="0.22cm" svg:x="8.395cm" svg:y="11.602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3" draw:text-style-name="P7" draw:layer="layout" svg:width="0.465cm" svg:height="0.163cm" svg:x="9.001cm" svg:y="11.45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369cm" svg:height="0.516cm" svg:x="9.731cm" svg:y="11.211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3" draw:text-style-name="P7" draw:layer="layout" svg:width="0.287cm" svg:height="0.44cm" svg:x="10.099cm" svg:y="11.472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3" draw:text-style-name="P7" draw:layer="layout" svg:width="0.501cm" svg:height="0.476cm" svg:x="10.482cm" svg:y="11.235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3" draw:text-style-name="P7" draw:layer="layout" svg:width="0.301cm" svg:height="0.22cm" svg:x="10.936cm" svg:y="11.602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3" draw:text-style-name="P7" draw:layer="layout" svg:width="0.287cm" svg:height="0.44cm" svg:x="11.294cm" svg:y="11.472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3" draw:text-style-name="P7" draw:layer="layout" svg:width="0.411cm" svg:height="0.478cm" svg:x="12.518cm" svg:y="11.2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3" draw:text-style-name="P7" draw:layer="layout" svg:width="0.301cm" svg:height="0.22cm" svg:x="13.002cm" svg:y="11.617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3" draw:text-style-name="P7" draw:layer="layout" svg:width="0.287cm" svg:height="0.44cm" svg:x="13.36cm" svg:y="11.487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3" draw:text-style-name="P7" draw:layer="layout" svg:width="0.623cm" svg:height="0.364cm" svg:x="13.948cm" svg:y="11.37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3" draw:text-style-name="P7" draw:layer="layout" svg:width="0.493cm" svg:height="0.478cm" svg:x="15.065cm" svg:y="11.2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3" draw:text-style-name="P7" draw:layer="layout" svg:width="0.311cm" svg:height="0.32cm" svg:x="15.607cm" svg:y="11.413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3" draw:text-style-name="P7" draw:layer="layout" svg:width="0.235cm" svg:height="0.308cm" svg:x="15.959cm" svg:y="11.419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3" draw:text-style-name="P7" draw:layer="layout" svg:width="0.219cm" svg:height="0.436cm" svg:x="16.227cm" svg:y="11.298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3" draw:text-style-name="P7" draw:layer="layout" svg:width="0.271cm" svg:height="0.32cm" svg:x="16.507cm" svg:y="11.413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3" draw:text-style-name="P7" draw:layer="layout" svg:width="0.481cm" svg:height="0.308cm" svg:x="16.813cm" svg:y="11.425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3" draw:text-style-name="P7" draw:layer="layout" svg:width="0.271cm" svg:height="0.32cm" svg:x="17.307cm" svg:y="11.413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319cm" svg:height="0.46cm" svg:x="17.621cm" svg:y="11.411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3" draw:text-style-name="P7" draw:layer="layout" svg:width="0.083cm" svg:height="0.208cm" svg:x="18.013cm" svg:y="11.242cm" svg:viewBox="0 0 84 209" svg:d="M84 74c0-42-18-74-48-74-24 0-36 20-36 38s12 36 36 36c14 0 24-6 28-10 2-2 1-2 2-2 2 0 2 10 2 12 0 22-4 72-50 115-8 8-8 10-8 12 0 6 4 8 8 8 8 0 66-53 66-135z">
            <text:p/>
          </draw:path>
          <draw:path draw:style-name="gr3" draw:text-style-name="P7" draw:layer="layout" svg:width="0.227cm" svg:height="0.32cm" svg:x="18.171cm" svg:y="11.413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3" draw:text-style-name="P7" draw:layer="layout" svg:width="0.229cm" svg:height="0.32cm" svg:x="18.68cm" svg:y="11.413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19cm" svg:height="0.436cm" svg:x="18.948cm" svg:y="11.298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3" draw:text-style-name="P7" draw:layer="layout" svg:width="0.235cm" svg:height="0.308cm" svg:x="19.228cm" svg:y="11.419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3" draw:text-style-name="P7" draw:layer="layout" svg:width="0.271cm" svg:height="0.32cm" svg:x="19.502cm" svg:y="11.413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229cm" svg:height="0.32cm" svg:x="19.818cm" svg:y="11.413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29cm" svg:height="0.32cm" svg:x="20.096cm" svg:y="11.413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1.277cm" svg:x="1.399cm" svg:y="0.627cm" presentation:class="title" presentation:user-transformed="true">
          <draw:text-box>
            <text:p text:style-name="P4"><text:span text:style-name="T6">C</text:span><text:span text:style-name="T6">h</text:span><text:span text:style-name="T6">e</text:span><text:span text:style-name="T6">m</text:span><text:span text:style-name="T6">i</text:span><text:span text:style-name="T6">c</text:span><text:span text:style-name="T6">a</text:span><text:span text:style-name="T6">l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 </text:span><text:span text:style-name="T6">F</text:span><text:span text:style-name="T6">o</text:span><text:span text:style-name="T6">r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g>
          <svg:title>TexMaths</svg:title>
          <svg:desc>20§latex§\text{External Force: }F_\alpha = - \rho \partial_\alpha \mu^{nid}§svg§600§TRUE§</svg:desc>
          <draw:path draw:style-name="gr3" draw:text-style-name="P7" draw:layer="layout" svg:width="0.433cm" svg:height="0.474cm" svg:x="2.54cm" svg:y="12.818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  <text:p/>
          </draw:path>
          <draw:path draw:style-name="gr3" draw:text-style-name="P7" draw:layer="layout" svg:width="0.353cm" svg:height="0.3cm" svg:x="3.002cm" svg:y="12.991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  <text:p/>
          </draw:path>
          <draw:path draw:style-name="gr3" draw:text-style-name="P7" draw:layer="layout" svg:width="0.219cm" svg:height="0.436cm" svg:x="3.378cm" svg:y="12.864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  <text:p/>
          </draw:path>
          <draw:path draw:style-name="gr3" draw:text-style-name="P7" draw:layer="layout" svg:width="0.271cm" svg:height="0.32cm" svg:x="3.658cm" svg:y="12.979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  <text:p/>
          </draw:path>
          <draw:path draw:style-name="gr3" draw:text-style-name="P7" draw:layer="layout" svg:width="0.235cm" svg:height="0.308cm" svg:x="3.97cm" svg:y="12.983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353cm" svg:height="0.308cm" svg:x="4.248cm" svg:y="12.983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  <text:p/>
          </draw:path>
          <draw:path draw:style-name="gr3" draw:text-style-name="P7" draw:layer="layout" svg:width="0.315cm" svg:height="0.32cm" svg:x="4.646cm" svg:y="12.979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  <text:p/>
          </draw:path>
          <draw:path draw:style-name="gr3" draw:text-style-name="P7" draw:layer="layout" svg:width="0.155cm" svg:height="0.484cm" svg:x="4.989cm" svg:y="12.808cm" svg:viewBox="0 0 156 485" svg:d="M102 0c-34 3-68 5-102 8 0 7 0 15 0 22 50 0 56 4 56 40 0 121 0 242 0 363 0 30-8 30-56 30 0 7 0 14 0 22 24 0 61-2 78-2s52 2 78 2c0-8 0-15 0-22-46 0-54 0-54-30 0-144 0-289 0-433z">
            <text:p/>
          </draw:path>
          <draw:path draw:style-name="gr3" draw:text-style-name="P7" draw:layer="layout" svg:width="0.405cm" svg:height="0.474cm" svg:x="5.419cm" svg:y="12.818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  <text:p/>
          </draw:path>
          <draw:path draw:style-name="gr3" draw:text-style-name="P7" draw:layer="layout" svg:width="0.311cm" svg:height="0.32cm" svg:x="5.815cm" svg:y="12.979cm" svg:viewBox="0 0 312 321" svg:d="M312 164c0-88-70-164-156-164s-156 78-156 164c0 91 74 157 156 157 86 0 156-68 156-157zM156 303c-30 0-60-14-80-46-16-30-16-73-16-97 0-28 0-66 16-96 20-34 52-48 80-48 32 0 62 16 80 46s18 70 18 98c0 24 0 61-16 91-14 32-46 52-82 52z">
            <text:p/>
          </draw:path>
          <draw:path draw:style-name="gr3" draw:text-style-name="P7" draw:layer="layout" svg:width="0.235cm" svg:height="0.308cm" svg:x="6.167cm" svg:y="12.983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267cm" svg:height="0.32cm" svg:x="6.447cm" svg:y="12.979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  <text:p/>
          </draw:path>
          <draw:path draw:style-name="gr3" draw:text-style-name="P7" draw:layer="layout" svg:width="0.271cm" svg:height="0.32cm" svg:x="6.755cm" svg:y="12.979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  <text:p/>
          </draw:path>
          <draw:path draw:style-name="gr3" draw:text-style-name="P7" draw:layer="layout" svg:width="0.075cm" svg:height="0.3cm" svg:x="7.107cm" svg:y="12.991cm" svg:viewBox="0 0 76 301" svg:d="M76 38c0-20-18-38-38-38s-38 18-38 38 18 36 38 36 38-16 38-36zM76 265c0-20-18-38-38-38s-38 18-38 38 18 36 38 36 38-16 38-36z">
            <text:p/>
          </draw:path>
          <draw:path draw:style-name="gr3" draw:text-style-name="P7" draw:layer="layout" svg:width="0.403cm" svg:height="0.474cm" svg:x="7.579cm" svg:y="12.818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  <text:p/>
          </draw:path>
          <draw:path draw:style-name="gr3" draw:text-style-name="P7" draw:layer="layout" svg:width="0.301cm" svg:height="0.218cm" svg:x="8.045cm" svg:y="13.183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  <text:p/>
          </draw:path>
          <draw:path draw:style-name="gr3" draw:text-style-name="P7" draw:layer="layout" svg:width="0.467cm" svg:height="0.163cm" svg:x="8.649cm" svg:y="13.037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9.409cm" svg:y="13.105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9.918cm" svg:y="12.983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  <text:p/>
          </draw:path>
          <draw:path draw:style-name="gr3" draw:text-style-name="P7" draw:layer="layout" svg:width="0.369cm" svg:height="0.516cm" svg:x="10.288cm" svg:y="12.792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  <text:p/>
          </draw:path>
          <draw:path draw:style-name="gr3" draw:text-style-name="P7" draw:layer="layout" svg:width="0.301cm" svg:height="0.218cm" svg:x="10.664cm" svg:y="13.183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  <text:p/>
          </draw:path>
          <draw:path draw:style-name="gr3" draw:text-style-name="P7" draw:layer="layout" svg:width="0.381cm" svg:height="0.46cm" svg:x="11.054cm" svg:y="12.983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  <text:p/>
          </draw:path>
          <draw:path draw:style-name="gr3" draw:text-style-name="P7" draw:layer="layout" svg:width="0.299cm" svg:height="0.22cm" svg:x="11.48cm" svg:y="12.824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  <text:p/>
          </draw:path>
          <draw:path draw:style-name="gr3" draw:text-style-name="P7" draw:layer="layout" svg:width="0.147cm" svg:height="0.328cm" svg:x="11.828cm" svg:y="12.716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  <text:p/>
          </draw:path>
          <draw:path draw:style-name="gr3" draw:text-style-name="P7" draw:layer="layout" svg:width="0.251cm" svg:height="0.344cm" svg:x="12.034cm" svg:y="12.7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  <text:p/>
          </draw:path>
        </draw:g>
        <draw:g>
          <draw:custom-shape draw:style-name="gr10" draw:text-style-name="P12" draw:layer="layout" svg:width="13.692cm" svg:height="3.32cm" svg:x="2.183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8.255cm" svg:height="1.665cm" svg:x="2.435cm" svg:y="4.693cm">
            <draw:text-box>
              <text:p><text:span text:style-name="T4">G</text:span><text:span text:style-name="T4">i</text:span><text:span text:style-name="T4">b</text:span><text:span text:style-name="T4">b</text:span><text:span text:style-name="T4">s</text:span><text:span text:style-name="T4">-</text:span><text:span text:style-name="T4">D</text:span><text:span text:style-name="T4">u</text:span><text:span text:style-name="T4">h</text:span><text:span text:style-name="T4">e</text:span><text:span text:style-name="T4">m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3" draw:text-style-name="P7" draw:layer="layout" svg:width="0.379cm" svg:height="0.46cm" svg:x="2.758cm" svg:y="6.533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3" draw:text-style-name="P7" draw:layer="layout" svg:width="0.623cm" svg:height="0.364cm" svg:x="3.394cm" svg:y="6.486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3" draw:text-style-name="P7" draw:layer="layout" svg:width="0.427cm" svg:height="0.508cm" svg:x="4.292cm" svg:y="6.35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3" draw:text-style-name="P7" draw:layer="layout" svg:width="0.353cm" svg:height="0.484cm" svg:x="4.781cm" svg:y="6.358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3" draw:text-style-name="P7" draw:layer="layout" svg:width="0.271cm" svg:height="0.32cm" svg:x="5.169cm" svg:y="6.52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3" draw:text-style-name="P7" draw:layer="layout" svg:width="0.547cm" svg:height="0.308cm" svg:x="5.485cm" svg:y="6.533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3" draw:text-style-name="P7" draw:layer="layout" svg:width="0.149cm" svg:height="0.466cm" svg:x="6.071cm" svg:y="6.376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3" draw:text-style-name="P7" draw:layer="layout" svg:width="0.267cm" svg:height="0.32cm" svg:x="6.267cm" svg:y="6.52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3" draw:text-style-name="P7" draw:layer="layout" svg:width="0.315cm" svg:height="0.32cm" svg:x="6.585cm" svg:y="6.52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3" draw:text-style-name="P7" draw:layer="layout" svg:width="0.155cm" svg:height="0.484cm" svg:x="6.929cm" svg:y="6.358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413cm" svg:height="0.476cm" svg:x="7.361cm" svg:y="6.366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3" draw:text-style-name="P7" draw:layer="layout" svg:width="0.309cm" svg:height="0.32cm" svg:x="7.815cm" svg:y="6.52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3" draw:text-style-name="P7" draw:layer="layout" svg:width="0.219cm" svg:height="0.436cm" svg:x="8.159cm" svg:y="6.414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3" draw:text-style-name="P7" draw:layer="layout" svg:width="0.271cm" svg:height="0.32cm" svg:x="8.438cm" svg:y="6.52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3" draw:text-style-name="P7" draw:layer="layout" svg:width="0.351cm" svg:height="0.308cm" svg:x="8.754cm" svg:y="6.533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3" draw:text-style-name="P7" draw:layer="layout" svg:width="0.219cm" svg:height="0.436cm" svg:x="9.114cm" svg:y="6.414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3" draw:text-style-name="P7" draw:layer="layout" svg:width="0.149cm" svg:height="0.466cm" svg:x="9.398cm" svg:y="6.376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3" draw:text-style-name="P7" draw:layer="layout" svg:width="0.315cm" svg:height="0.32cm" svg:x="9.6cm" svg:y="6.52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3" draw:text-style-name="P7" draw:layer="layout" svg:width="0.155cm" svg:height="0.484cm" svg:x="9.944cm" svg:y="6.358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073cm" svg:height="0.3cm" svg:x="10.178cm" svg:y="6.541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3" draw:text-style-name="P7" draw:layer="layout" svg:width="0.369cm" svg:height="0.516cm" svg:x="10.805cm" svg:y="4.869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3" draw:text-style-name="P7" draw:layer="layout" svg:width="0.285cm" svg:height="0.44cm" svg:x="11.174cm" svg:y="5.13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3" draw:text-style-name="P7" draw:layer="layout" svg:width="0.501cm" svg:height="0.476cm" svg:x="11.557cm" svg:y="4.893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3" draw:text-style-name="P7" draw:layer="layout" svg:width="0.301cm" svg:height="0.22cm" svg:x="12.01cm" svg:y="5.26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3" draw:text-style-name="P7" draw:layer="layout" svg:width="0.285cm" svg:height="0.44cm" svg:x="12.37cm" svg:y="5.13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3" draw:text-style-name="P7" draw:layer="layout" svg:width="0.467cm" svg:height="0.163cm" svg:x="12.958cm" svg:y="5.114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31cm" svg:height="0.46cm" svg:x="13.682cm" svg:y="5.06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3" draw:text-style-name="P7" draw:layer="layout" svg:width="0.369cm" svg:height="0.516cm" svg:x="14.052cm" svg:y="4.869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3" draw:text-style-name="P7" draw:layer="layout" svg:width="0.301cm" svg:height="0.22cm" svg:x="14.427cm" svg:y="5.26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3" draw:text-style-name="P7" draw:layer="layout" svg:width="0.381cm" svg:height="0.46cm" svg:x="14.817cm" svg:y="5.06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3" draw:text-style-name="P7" draw:layer="layout" svg:width="0.379cm" svg:height="0.46cm" svg:x="10.669cm" svg:y="6.523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3" draw:text-style-name="P7" draw:layer="layout" svg:width="0.467cm" svg:height="0.163cm" svg:x="11.305cm" svg:y="6.5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79cm" svg:height="0.46cm" svg:x="12.028cm" svg:y="6.523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3" draw:text-style-name="P7" draw:layer="layout" svg:width="0.147cm" svg:height="0.328cm" svg:x="12.454cm" svg:y="6.254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3" draw:text-style-name="P7" draw:layer="layout" svg:width="0.253cm" svg:height="0.344cm" svg:x="12.658cm" svg:y="6.238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3" draw:text-style-name="P7" draw:layer="layout" svg:width="0.467cm" svg:height="0.466cm" svg:x="13.152cm" svg:y="6.423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3" draw:text-style-name="P7" draw:layer="layout" svg:width="0.381cm" svg:height="0.46cm" svg:x="13.836cm" svg:y="6.523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3" draw:text-style-name="P7" draw:layer="layout" svg:width="0.299cm" svg:height="0.22cm" svg:x="14.261cm" svg:y="6.362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3" draw:text-style-name="P7" draw:layer="layout" svg:width="0.147cm" svg:height="0.328cm" svg:x="14.609cm" svg:y="6.254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3" draw:text-style-name="P7" draw:layer="layout" svg:width="0.253cm" svg:height="0.344cm" svg:x="14.813cm" svg:y="6.238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2" draw:text-style-name="P13" draw:layer="layout" svg:width="7.62cm" svg:height="1.102cm" svg:x="1.27cm" svg:y="2.54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10.708cm" svg:y="2.64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11.074cm" svg:y="2.945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11.37cm" svg:y="2.622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11.596cm" svg:y="2.837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1.958cm" svg:y="2.837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2.38cm" svg:y="2.622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2.808cm" svg:y="2.74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3.5cm" svg:y="2.646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3.869cm" svg:y="2.905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4.293cm" svg:y="2.622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4.517cm" svg:y="2.837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4.881cm" svg:y="2.837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5.293cm" svg:y="3.035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5.683cm" svg:y="2.837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6.089cm" svg:y="2.905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6.485cm" svg:y="2.62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6.953cm" svg:y="2.88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7.713cm" svg:y="2.957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8.229cm" svg:y="2.646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8.605cm" svg:y="3.035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9.003cm" svg:y="2.67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9.457cm" svg:y="3.035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9.815cm" svg:y="2.905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20.366cm" svg:y="2.7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21.058cm" svg:y="2.646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21.426cm" svg:y="2.905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21.808cm" svg:y="2.845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2.214cm" svg:y="3.035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2.572cm" svg:y="2.905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draw:custom-shape draw:style-name="gr13" draw:text-style-name="P12" draw:layer="layout" svg:width="22.86cm" svg:height="3.175cm" svg:x="1.905cm" svg:y="8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latex§\partial_t( \rho u) + \partial_{\beta}( \rho u_{\alpha} u_{\beta} ) = -\rho \partial_\alpha \mu^{id} - \rho \partial_\alpha \mu^{nid}  + \partial_{\beta} \sigma_{\alpha \beta} §svg§600§TRUE§</svg:desc>
            <draw:path draw:style-name="gr3" draw:text-style-name="P7" draw:layer="layout" svg:width="0.369cm" svg:height="0.514cm" svg:x="7.296cm" svg:y="10.056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165cm" svg:height="0.31cm" svg:x="7.662cm" svg:y="10.355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  <text:p/>
            </draw:path>
            <draw:path draw:style-name="gr3" draw:text-style-name="P7" draw:layer="layout" svg:width="0.163cm" svg:height="0.697cm" svg:x="7.958cm" svg:y="10.032cm" svg:viewBox="0 0 164 698" svg:d="M164 692c0-2 0-4-12-16-88-87-110-219-110-327 0-122 26-243 112-331 10-8 10-10 10-12 0-4-4-6-8-6-6 0-70 48-112 136-34 77-44 155-44 213 0 54 8 140 48 218 42 85 102 131 108 131 4 0 8-2 8-6z">
              <text:p/>
            </draw:path>
            <draw:path draw:style-name="gr3" draw:text-style-name="P7" draw:layer="layout" svg:width="0.331cm" svg:height="0.458cm" svg:x="8.184cm" svg:y="10.247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  <text:p/>
            </draw:path>
            <draw:path draw:style-name="gr3" draw:text-style-name="P7" draw:layer="layout" svg:width="0.361cm" svg:height="0.314cm" svg:x="8.546cm" svg:y="10.247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  <text:p/>
            </draw:path>
            <draw:path draw:style-name="gr3" draw:text-style-name="P7" draw:layer="layout" svg:width="0.163cm" svg:height="0.697cm" svg:x="8.968cm" svg:y="10.032cm" svg:viewBox="0 0 164 698" svg:d="M164 349c0-54-8-139-48-217-42-86-102-132-108-132-4 0-8 2-8 6 0 2 0 4 14 16 68 70 108 182 108 327 0 120-26 244-112 331-10 8-10 10-10 12 0 4 4 6 8 6 6 0 70-48 110-135 36-78 46-156 46-214z">
              <text:p/>
            </draw:path>
            <draw:path draw:style-name="gr3" draw:text-style-name="P7" draw:layer="layout" svg:width="0.465cm" svg:height="0.466cm" svg:x="9.398cm" svg:y="10.14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10.088cm" svg:y="10.056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287cm" svg:height="0.44cm" svg:x="10.457cm" svg:y="10.315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  <text:p/>
            </draw:path>
            <draw:path draw:style-name="gr3" draw:text-style-name="P7" draw:layer="layout" svg:width="0.163cm" svg:height="0.697cm" svg:x="10.882cm" svg:y="10.032cm" svg:viewBox="0 0 164 698" svg:d="M164 692c0-2 0-4-12-16-88-87-110-219-110-327 0-122 26-243 112-331 10-8 10-10 10-12 0-4-4-6-8-6-6 0-70 48-112 136-36 77-44 155-44 213 0 54 8 140 46 218 42 85 104 131 110 131 4 0 8-2 8-6z">
              <text:p/>
            </draw:path>
            <draw:path draw:style-name="gr3" draw:text-style-name="P7" draw:layer="layout" svg:width="0.329cm" svg:height="0.458cm" svg:x="11.108cm" svg:y="10.247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  <text:p/>
            </draw:path>
            <draw:path draw:style-name="gr3" draw:text-style-name="P7" draw:layer="layout" svg:width="0.361cm" svg:height="0.314cm" svg:x="11.469cm" svg:y="10.247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  <text:p/>
            </draw:path>
            <draw:path draw:style-name="gr3" draw:text-style-name="P7" draw:layer="layout" svg:width="0.301cm" svg:height="0.22cm" svg:x="11.881cm" svg:y="10.445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  <text:p/>
            </draw:path>
            <draw:path draw:style-name="gr3" draw:text-style-name="P7" draw:layer="layout" svg:width="0.361cm" svg:height="0.314cm" svg:x="12.271cm" svg:y="10.247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  <text:p/>
            </draw:path>
            <draw:path draw:style-name="gr3" draw:text-style-name="P7" draw:layer="layout" svg:width="0.287cm" svg:height="0.44cm" svg:x="12.677cm" svg:y="10.315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  <text:p/>
            </draw:path>
            <draw:path draw:style-name="gr3" draw:text-style-name="P7" draw:layer="layout" svg:width="0.161cm" svg:height="0.697cm" svg:x="13.073cm" svg:y="10.032cm" svg:viewBox="0 0 162 698" svg:d="M162 349c0-54-6-139-46-217-42-86-102-132-110-132-4 0-6 2-6 6 0 2 0 4 14 16 68 70 108 182 108 327 0 120-26 244-112 331-10 8-10 10-10 12 0 4 2 6 6 6 8 0 72-48 112-135 36-78 44-156 44-214z">
              <text:p/>
            </draw:path>
            <draw:path draw:style-name="gr3" draw:text-style-name="P7" draw:layer="layout" svg:width="0.467cm" svg:height="0.163cm" svg:x="13.541cm" svg:y="10.299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3" draw:text-style-name="P7" draw:layer="layout" svg:width="0.429cm" svg:height="0.027cm" svg:x="14.301cm" svg:y="10.367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4.811cm" svg:y="10.247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  <text:p/>
            </draw:path>
            <draw:path draw:style-name="gr3" draw:text-style-name="P7" draw:layer="layout" svg:width="0.369cm" svg:height="0.514cm" svg:x="15.181cm" svg:y="10.056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  <text:p/>
            </draw:path>
            <draw:path draw:style-name="gr3" draw:text-style-name="P7" draw:layer="layout" svg:width="0.301cm" svg:height="0.22cm" svg:x="15.557cm" svg:y="10.445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  <text:p/>
            </draw:path>
            <draw:path draw:style-name="gr3" draw:text-style-name="P7" draw:layer="layout" svg:width="0.379cm" svg:height="0.458cm" svg:x="15.949cm" svg:y="10.247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  <text:p/>
            </draw:path>
            <draw:path draw:style-name="gr3" draw:text-style-name="P7" draw:layer="layout" svg:width="0.149cm" svg:height="0.328cm" svg:x="16.373cm" svg:y="9.978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  <text:p/>
            </draw:path>
            <draw:path draw:style-name="gr3" draw:text-style-name="P7" draw:layer="layout" svg:width="0.253cm" svg:height="0.344cm" svg:x="16.579cm" svg:y="9.962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  <text:p/>
            </draw:path>
            <draw:path draw:style-name="gr3" draw:text-style-name="P7" draw:layer="layout" svg:width="0.429cm" svg:height="0.027cm" svg:x="17.091cm" svg:y="10.367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7.757cm" svg:y="10.247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  <text:p/>
            </draw:path>
            <draw:path draw:style-name="gr3" draw:text-style-name="P7" draw:layer="layout" svg:width="0.369cm" svg:height="0.514cm" svg:x="18.127cm" svg:y="10.056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301cm" svg:height="0.22cm" svg:x="18.503cm" svg:y="10.445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  <text:p/>
            </draw:path>
            <draw:path draw:style-name="gr3" draw:text-style-name="P7" draw:layer="layout" svg:width="0.379cm" svg:height="0.458cm" svg:x="18.895cm" svg:y="10.247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  <text:p/>
            </draw:path>
            <draw:path draw:style-name="gr3" draw:text-style-name="P7" draw:layer="layout" svg:width="0.301cm" svg:height="0.22cm" svg:x="19.318cm" svg:y="10.086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  <text:p/>
            </draw:path>
            <draw:path draw:style-name="gr3" draw:text-style-name="P7" draw:layer="layout" svg:width="0.149cm" svg:height="0.328cm" svg:x="19.666cm" svg:y="9.978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  <text:p/>
            </draw:path>
            <draw:path draw:style-name="gr3" draw:text-style-name="P7" draw:layer="layout" svg:width="0.251cm" svg:height="0.344cm" svg:x="19.872cm" svg:y="9.962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  <text:p/>
            </draw:path>
            <draw:path draw:style-name="gr3" draw:text-style-name="P7" draw:layer="layout" svg:width="0.465cm" svg:height="0.466cm" svg:x="20.366cm" svg:y="10.14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21.056cm" svg:y="10.056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  <text:p/>
            </draw:path>
            <draw:path draw:style-name="gr3" draw:text-style-name="P7" draw:layer="layout" svg:width="0.287cm" svg:height="0.44cm" svg:x="21.426cm" svg:y="10.315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  <text:p/>
            </draw:path>
            <draw:path draw:style-name="gr3" draw:text-style-name="P7" draw:layer="layout" svg:width="0.371cm" svg:height="0.306cm" svg:x="21.808cm" svg:y="10.255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  <text:p/>
            </draw:path>
            <draw:path draw:style-name="gr3" draw:text-style-name="P7" draw:layer="layout" svg:width="0.301cm" svg:height="0.22cm" svg:x="22.214cm" svg:y="10.445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  <text:p/>
            </draw:path>
            <draw:path draw:style-name="gr3" draw:text-style-name="P7" draw:layer="layout" svg:width="0.287cm" svg:height="0.44cm" svg:x="22.572cm" svg:y="10.315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  <text:p/>
            </draw:path>
          </draw:g>
          <draw:frame draw:style-name="gr14" draw:text-style-name="P13" draw:layer="layout" svg:width="20.955cm" svg:height="1.27cm" svg:x="1.905cm" svg:y="8.692cm">
            <draw:text-box>
  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2.629cm" svg:x="1.47cm" svg:y="0.634cm" presentation:class="title" presentation:user-transformed="true">
          <draw:text-box>
            <text:p text:style-name="P4"><text:span text:style-name="T7">F</text:span><text:span text:style-name="T7">o</text:span><text:span text:style-name="T7">r</text:span><text:span text:style-name="T7">c</text:span><text:span text:style-name="T7">e</text:span><text:span text:style-name="T7"> </text:span><text:span text:style-name="T7">A</text:span><text:span text:style-name="T7">d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n</text:span><text:span text:style-name="T7"> </text:span><text:span text:style-name="T7">L</text:span><text:span text:style-name="T7">B</text:span><text:span text:style-name="T7">M</text:span></text:p>
          </draw:text-box>
        </draw:frame>
        <draw:frame presentation:style-name="pr7" draw:text-style-name="P1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>
          <draw:text-box/>
        </draw:frame>
        <draw:frame presentation:style-name="pr7" draw:text-style-name="P1" draw:layer="layout" svg:width="25.191cm" svg:height="9.133cm" svg:x="1.399cm" svg:y="3.684cm" presentation:class="outline" presentation:placeholder="true">
          <draw:text-box/>
        </draw:frame>
        <draw:g>
          <svg:title>TexMaths</svg:title>
          <svg:desc>20§inline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6" draw:layer="layout" svg:width="17.261cm" svg:height="0.767cm" svg:x="5.042cm" svg:y="9.748cm" svg:viewBox="0 0 17262 768" svg:d="M8631 768c-2877 0-5754 0-8631 0 0-256 0-512 0-768 5754 0 11508 0 17262 0 0 256 0 512 0 768-2877 0-5754 0-8631 0z">
            <text:p/>
          </draw:path>
          <draw:path draw:style-name="gr3" draw:text-style-name="P7" draw:layer="layout" svg:width="0.467cm" svg:height="0.163cm" svg:x="5.046cm" svg:y="10.05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5.776cm" svg:y="9.806cm" svg:viewBox="0 0 370 517" svg:d="M298 263c-8-41-36-81-90-81-44 0-90 12-144 65-58 58-64 124-64 146 0 42 32 124 130 124 168 0 240-236 240-335 0-112-66-182-152-182-102 0-134 92-134 112 0 10 6 24 26 24 24 0 38-22 38-38 0-24-22-24-32-24 30-52 80-56 100-56 52 0 102 36 102 126 0 28-4 64-20 119zM132 497c-78 0-78-72-78-78 0-20 18-118 46-160 30-39 64-61 108-61 76 0 78 77 78 91 0 50-46 208-154 208z">
            <text:p/>
          </draw:path>
          <draw:path draw:style-name="gr3" draw:text-style-name="P7" draw:layer="layout" svg:width="0.301cm" svg:height="0.219cm" svg:x="6.152cm" svg:y="10.197cm" svg:viewBox="0 0 302 220" svg:d="M238 146c46-46 64-112 64-116 0-8-6-8-8-8-8 0-8 2-10 14-10 32-26 62-46 88 0-8-2-40-2-44-8-50-46-80-94-80-72 0-142 66-142 136 0 44 32 84 90 84 46 0 86-20 114-40 10 36 36 40 50 40 30 0 48-24 48-34 0-6-6-6-10-6-6 0-6 2-8 6-6 18-22 22-28 22s-14 0-18-62zM200 164c-48 38-90 44-108 44-34 0-52-22-52-56 0-14 8-68 34-102 22-28 50-36 68-36 38 0 50 36 54 68 2 20 2 56 4 82z">
            <text:p/>
          </draw:path>
          <draw:path draw:style-name="gr3" draw:text-style-name="P7" draw:layer="layout" svg:width="0.365cm" svg:height="0.444cm" svg:x="6.5cm" svg:y="9.997cm" svg:viewBox="0 0 366 445" svg:d="M54 395c-6 24-8 30-38 30-8 0-16 0-16 12 0 6 2 8 8 8 20 0 40-2 60-2 22 0 46 2 70 2 2 0 12 0 12-14 0-6-8-6-18-6-34 0-34-6-34-12 0-8 30-122 34-140 10 20 30 44 64 44 82 0 170-101 170-205 0-66-40-112-94-112-34 0-68 26-92 54-6-38-36-54-62-54-32 0-46 28-52 40-14 24-22 66-22 68 0 8 6 8 8 8 8 0 8 0 12-16 12-50 26-84 52-84 12 0 22 6 22 32 0 16-2 24-6 36-26 104-52 207-78 311zM178 92c4-20 24-38 36-50 24-22 44-26 56-26 28 0 46 24 46 66s-24 122-36 147c-24 50-58 74-84 74-46 0-56-60-56-64 1-3 0-2 2-10 12-45 24-91 36-137z">
            <text:p/>
          </draw:path>
          <draw:path draw:style-name="gr3" draw:text-style-name="P7" draw:layer="layout" svg:width="0.429cm" svg:height="0.027cm" svg:x="7.09cm" svg:y="10.119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6cm" svg:x="7.774cm" svg:y="9.997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4-24-28-24-44 0-84 36-116 62-48 40-64 50-90 60 2-8 10-44 14-56 4-18 14-50 14-54 0-12-10-20-22-20-2 0-22 0-28 26-21 86-43 172-64 257z">
            <text:p/>
          </draw:path>
          <draw:path draw:style-name="gr3" draw:text-style-name="P7" draw:layer="layout" svg:width="0.369cm" svg:height="0.516cm" svg:x="8.168cm" svg:y="9.806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301cm" svg:height="0.219cm" svg:x="8.544cm" svg:y="10.197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4-28 52-36 68-36 40 0 50 36 54 68 4 20 2 56 6 82z">
            <text:p/>
          </draw:path>
          <draw:path draw:style-name="gr3" draw:text-style-name="P7" draw:layer="layout" svg:width="0.163cm" svg:height="0.699cm" svg:x="8.982cm" svg:y="9.782cm" svg:viewBox="0 0 164 700" svg:d="M164 694c0-2 0-4-12-16-88-87-110-221-110-327 0-122 26-243 112-331 10-8 10-10 10-12 0-6-4-8-8-8-6 0-70 48-112 138-34 76-44 153-44 213 0 54 8 138 48 218 42 86 102 131 108 131 4 0 8-2 8-6z">
            <text:p/>
          </draw:path>
          <draw:path draw:style-name="gr3" draw:text-style-name="P7" draw:layer="layout" svg:width="0.331cm" svg:height="0.46cm" svg:x="9.208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369cm" svg:height="0.516cm" svg:x="9.577cm" svg:y="9.806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285cm" svg:height="0.44cm" svg:x="9.947cm" svg:y="10.067cm" svg:viewBox="0 0 286 441" svg:d="M286 68c0-44-37-68-79-68-68 0-118 76-130 126-26 103-51 206-76 309-2 2 2 6 6 6s8-2 10-4c10-44 21-88 32-132 10 24 34 44 74 44 68 0 146-50 146-124 0-29-12-57-38-73 24-16 55-44 55-84zM189 150c-6 2-10 4-24 4-8 0-20 0-24-2 6-4 20-4 24-4 8 0 18 0 24 2zM255 60c0 26-12 64-44 80-8-2-18-6-46-6-16 0-42 2-42 18 0 14 16 16 40 16 18 0 32-4 48-8 14 10 22 30 22 52 0 71-48 123-108 123-38 0-66-22-66-62 0-4 2-10 2-14 10-43 21-86 32-129 12-46 56-116 112-116 30 0 50 16 50 46z">
            <text:p/>
          </draw:path>
          <draw:path draw:style-name="gr3" draw:text-style-name="P7" draw:layer="layout" svg:width="0.369cm" svg:height="0.516cm" svg:x="10.329cm" svg:y="9.806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0.699cm" svg:y="10.067cm" svg:viewBox="0 0 286 441" svg:d="M286 68c0-44-36-68-80-68-68 0-118 76-130 126-25 103-50 206-76 309-2 2 4 6 6 6 4 0 8-2 10-4 11-44 22-88 32-132 10 24 34 44 74 44 70 0 146-50 146-124 0-29-12-57-38-73 24-16 56-44 56-84zM190 150c-8 2-12 4-26 4-8 0-20 0-24-2 6-4 20-4 24-4 8 0 18 0 26 2zM254 60c0 26-12 64-44 80-8-2-18-6-46-6-16 0-42 2-42 18 0 14 16 16 42 16 16 0 30-4 46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31cm" svg:height="0.46cm" svg:x="11.075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161cm" svg:height="0.699cm" svg:x="11.457cm" svg:y="9.782cm" svg:viewBox="0 0 162 700" svg:d="M162 351c0-56-6-139-46-219-42-86-102-132-110-132-4 0-6 4-6 8 0 2 0 4 14 16 68 70 108 180 108 327 0 120-26 242-114 331-8 8-8 10-8 12 0 4 2 6 6 6 8 0 70-47 112-135 36-78 44-156 44-214z">
            <text:p/>
          </draw:path>
          <draw:path draw:style-name="gr3" draw:text-style-name="P7" draw:layer="layout" svg:width="0.467cm" svg:height="0.464cm" svg:x="11.885cm" svg:y="9.9cm" svg:viewBox="0 0 468 465" svg:d="M248 247c65 0 131 0 196 0 10 0 24 0 24-14 0-13-14-13-24-13-65 0-131 0-196 0 0-66 0-132 0-198 0-8 0-22-14-22s-14 14-14 22c0 66 0 132 0 198-65 0-131 0-196 0-10 0-24 0-24 13 0 14 14 14 24 14 65 0 131 0 196 0 0 66 0 131 0 196 0 10 0 22 14 22s14-12 14-22c0-65 0-130 0-196z">
            <text:p/>
          </draw:path>
          <draw:path draw:style-name="gr3" draw:text-style-name="P7" draw:layer="layout" svg:width="0.345cm" svg:height="0.316cm" svg:x="12.587cm" svg:y="9.997cm" svg:viewBox="0 0 346 317" svg:d="M4 283c-4 10-4 10-4 16 0 12 10 18 20 18 22 0 26-16 32-38 6-26 2-12 32-129 60 2 122 14 122 60 0 4 0 8-2 14-4 11-4 19-4 25 0 40 28 68 64 68 24 0 42-12 56-36 18-30 26-69 26-71 0-6-6-6-8-6-8 0-8 2-10 12-14 47-30 87-62 87-14 0-22-10-22-34 0-12 2-28 6-40 0-6 2-15 2-23 0-66-96-70-136-72 24-12 46-30 66-48 32-26 52-44 80-56-2 4-4 12-4 16 0 8 6 24 28 24s38-20 38-38c0-6-4-24-28-24-44 0-86 36-116 62-48 40-64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981cm" svg:y="9.806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3.351cm" svg:y="10.067cm" svg:viewBox="0 0 288 441" svg:d="M288 68c0-44-38-68-82-68-66 0-116 76-128 126-26 103-52 206-78 309 0 2 4 6 6 6 6 0 10-2 10-4 11-44 23-88 34-132 10 24 34 44 74 44 68 0 146-50 146-124 0-29-14-57-38-73 24-16 56-44 56-84zM190 150c-8 2-10 4-26 4-6 0-18 0-22-2 4-4 18-4 22-4 8 0 20 0 26 2zM254 60c0 26-12 64-42 80-10-2-20-6-46-6-18 0-42 2-42 18 0 14 14 16 40 16 16 0 32-4 46-8 16 10 24 30 24 52 0 71-50 123-110 123-38 0-64-22-64-62 0-4 0-10 2-14 11-43 21-86 32-129 12-46 54-116 112-116 28 0 48 16 48 46z">
            <text:p/>
          </draw:path>
          <draw:path draw:style-name="gr3" draw:text-style-name="P7" draw:layer="layout" svg:width="0.183cm" svg:height="0.839cm" svg:x="13.813cm" svg:y="9.712cm" svg:viewBox="0 0 184 840" svg:d="M184 832c0-2-2-4-4-6-32-34-80-90-110-205-16-64-22-136-22-200 0-186 44-313 130-405 6-6 4-5 6-8 0-8-6-8-10-8-10 0-48 42-56 54-72 84-118 209-118 365 0 100 18 242 110 359 6 8 52 62 64 62 4 0 10 0 10-8z">
            <text:p/>
          </draw:path>
          <draw:path draw:style-name="gr3" draw:text-style-name="P7" draw:layer="layout" svg:width="0.163cm" svg:height="0.699cm" svg:x="14.097cm" svg:y="9.782cm" svg:viewBox="0 0 164 700" svg:d="M164 694c0-2 0-4-12-16-88-87-110-221-110-327 0-122 26-243 112-331 10-8 10-10 10-12 0-6-2-8-8-8s-70 48-110 138c-36 76-46 153-46 213 0 54 8 138 48 218 42 86 102 131 108 131s8-2 8-6z">
            <text:p/>
          </draw:path>
          <draw:path draw:style-name="gr3" draw:text-style-name="P7" draw:layer="layout" svg:width="0.369cm" svg:height="0.516cm" svg:x="14.329cm" svg:y="9.806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4.705cm" svg:y="10.197cm" svg:viewBox="0 0 302 220" svg:d="M238 146c46-46 64-112 64-116 0-8-6-8-8-8-8 0-8 2-10 14-10 32-26 62-46 88 0-8-2-40-2-44-8-50-44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  <text:p/>
          </draw:path>
          <draw:path draw:style-name="gr3" draw:text-style-name="P7" draw:layer="layout" svg:width="0.329cm" svg:height="0.46cm" svg:x="15.097cm" svg:y="9.997cm" svg:viewBox="0 0 330 461" svg:d="M2 431c-2 8-2 10-2 12 0 10 6 18 18 18 16 0 24-12 26-14 4-6 26-100 44-176 14 28 38 46 70 46 82 0 172-97 172-201 0-76-46-116-96-116-68 0-142 70-164 156-23 91-45 183-68 275zM158 303c-50 0-62-58-62-64 0-2 4-16 6-25 20-78 28-104 42-132 30-50 66-66 88-66 26 0 48 20 48 68 0 40-20 118-38 151-24 44-58 68-84 68z">
            <text:p/>
          </draw:path>
          <draw:path draw:style-name="gr3" draw:text-style-name="P7" draw:layer="layout" svg:width="0.161cm" svg:height="0.699cm" svg:x="15.479cm" svg:y="9.782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63cm" svg:height="0.699cm" svg:x="15.781cm" svg:y="9.782cm" svg:viewBox="0 0 164 700" svg:d="M164 694c0-2 0-4-12-16-88-87-110-221-110-327 0-122 26-243 112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6.013cm" svg:y="9.806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6.382cm" svg:y="10.067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331cm" svg:height="0.46cm" svg:x="16.759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161cm" svg:height="0.699cm" svg:x="17.141cm" svg:y="9.782cm" svg:viewBox="0 0 162 700" svg:d="M162 351c0-56-6-139-46-219-42-86-102-132-110-132-4 0-6 4-6 8 0 2 0 4 14 16 68 70 108 180 108 327 0 120-26 242-114 331-8 8-8 10-8 12 0 4 2 6 6 6 8 0 72-47 112-135 36-78 44-156 44-214z">
            <text:p/>
          </draw:path>
          <draw:path draw:style-name="gr3" draw:text-style-name="P7" draw:layer="layout" svg:width="0.183cm" svg:height="0.839cm" svg:x="17.405cm" svg:y="9.712cm" svg:viewBox="0 0 184 840" svg:d="M184 421c0-100-18-241-110-359-8-8-52-62-66-62-4 0-8 2-8 8 0 2 2 4 4 6 34 36 80 94 108 206 16 63 22 135 22 199 0 72-6 144-24 212-26 97-68 153-104 193-6 6-4 5-6 8 0 6 4 8 8 8 10 0 50-44 58-54 72-84 118-209 118-365z">
            <text:p/>
          </draw:path>
          <draw:path draw:style-name="gr3" draw:text-style-name="P7" draw:layer="layout" svg:width="0.429cm" svg:height="0.027cm" svg:x="17.911cm" svg:y="10.119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267cm" svg:height="0.221cm" svg:x="18.676cm" svg:y="9.816cm" svg:viewBox="0 0 268 222" svg:d="M92 92c20-12 42-28 46-30 34-26 46-34 62-38-2 2-2 6-2 8 0 12 8 18 18 18 16 0 28-14 28-26s-8-20-20-20c-34 0-66 26-92 46-40 28-52 34-64 38 6-24 6-28 8-36 4-12 10-34 10-36 0-10-8-16-18-16s-18 6-20 12-48 190-48 194c0 10 8 16 16 16 18 0 22-16 24-26 0-2 10-42 22-90 26 0 94 2 94 38 0 2 0 6-2 12-2 8-2 10-2 14 0 36 30 52 54 52 48 0 41-51 62-76 0-6-6-6-8-6-8 0-8 2-10 12-6 18-18 56-44 56-12 0-16-12-16-26 0-8 0-10 2-22 2-6 2-10 2-16 0-52-86-52-102-52z">
            <text:p/>
          </draw:path>
          <draw:path draw:style-name="gr3" draw:text-style-name="P7" draw:layer="layout" svg:width="0.329cm" svg:height="0.027cm" svg:x="18.638cm" svg:y="10.119cm" svg:viewBox="0 0 330 28" svg:d="M166 28c-55 0-111 0-166 0 0-9 0-19 0-28 110 0 220 0 330 0 0 9 0 19 0 28-55 0-109 0-164 0z">
            <text:p/>
          </draw:path>
          <draw:path draw:style-name="gr3" draw:text-style-name="P7" draw:layer="layout" svg:width="0.217cm" svg:height="0.324cm" svg:x="18.694cm" svg:y="10.223cm" svg:viewBox="0 0 218 325" svg:d="M218 237c-6 0-12 0-18 0 0 10-6 40-12 44-4 2-42 2-48 2-31 0-61 0-92 0 52-44 70-58 100-81 36-28 70-58 70-106 0-60-52-96-116-96-60 0-102 44-102 88 0 26 22 28 26 28 12 0 26-8 26-26 0-8-4-26-28-26 14-34 48-46 70-46 50 0 76 38 76 78 0 44-30 76-46 94-40 39-80 78-120 117-4 4-4 4-4 18 67 0 135 0 202 0 5-29 11-58 16-88z">
            <text:p/>
          </draw:path>
          <draw:path draw:style-name="gr3" draw:text-style-name="P7" draw:layer="layout" svg:width="0.369cm" svg:height="0.516cm" svg:x="19.08cm" svg:y="9.806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301cm" svg:height="0.219cm" svg:x="19.456cm" svg:y="10.197cm" svg:viewBox="0 0 302 220" svg:d="M238 146c46-46 64-112 64-116 0-8-6-8-8-8-8 0-8 2-12 14-8 32-24 62-44 88-2-8-2-40-4-44-6-50-44-80-92-80-74 0-142 66-142 136 0 44 32 84 90 84 44 0 86-20 114-40 10 36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7" draw:layer="layout" svg:width="0.183cm" svg:height="0.839cm" svg:x="19.932cm" svg:y="9.712cm" svg:viewBox="0 0 184 840" svg:d="M184 832c0-2-2-4-4-6-32-34-80-90-108-205-16-64-24-136-24-200 0-186 46-313 130-405 6-6 4-5 6-8 0-8-6-8-8-8-12 0-50 42-58 54-72 84-118 209-118 365 0 100 18 242 110 359 8 8 52 62 66 62 2 0 8 0 8-8z">
            <text:p/>
          </draw:path>
          <draw:path draw:style-name="gr3" draw:text-style-name="P7" draw:layer="layout" svg:width="0.161cm" svg:height="0.699cm" svg:x="20.218cm" svg:y="9.782cm" svg:viewBox="0 0 162 700" svg:d="M162 694c0-2 0-4-12-16-88-87-110-221-110-327 0-122 26-243 114-331 8-8 8-10 8-12 0-6-2-8-6-8-8 0-72 48-112 138-36 76-44 153-44 213 0 54 6 138 46 218 42 86 102 131 110 131 4 0 6-2 6-6z">
            <text:p/>
          </draw:path>
          <draw:path draw:style-name="gr3" draw:text-style-name="P7" draw:layer="layout" svg:width="0.367cm" svg:height="0.516cm" svg:x="20.45cm" svg:y="9.806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20.818cm" svg:y="10.067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31cm" svg:height="0.46cm" svg:x="21.194cm" svg:y="9.997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6-66 26 0 50 20 50 68 0 40-20 118-40 151-24 44-56 68-84 68z">
            <text:p/>
          </draw:path>
          <draw:path draw:style-name="gr3" draw:text-style-name="P7" draw:layer="layout" svg:width="0.163cm" svg:height="0.699cm" svg:x="21.576cm" svg:y="9.782cm" svg:viewBox="0 0 164 700" svg:d="M164 351c0-56-8-139-46-219-42-86-104-132-110-132-4 0-8 4-8 8 0 2 0 4 14 16 68 70 108 180 108 327 0 120-26 242-112 331-10 8-10 10-10 12 0 4 4 6 8 6 6 0 70-47 112-135 36-78 44-156 44-214z">
            <text:p/>
          </draw:path>
          <draw:path draw:style-name="gr3" draw:text-style-name="P7" draw:layer="layout" svg:width="0.217cm" svg:height="0.324cm" svg:x="21.84cm" svg:y="9.728cm" svg:viewBox="0 0 218 325" svg:d="M218 235c-5 0-11 0-16 0-2 12-6 40-14 46-4 2-40 2-48 2-30 0-60 0-90 0 52-46 68-59 98-81 36-30 70-60 70-106 0-60-52-96-114-96s-104 42-104 88c0 26 22 28 26 28 12 0 28-8 28-26 0-10-4-26-30-26 16-36 48-46 72-46 50 0 74 38 74 78 0 42-30 76-46 94-39 39-79 78-118 117-6 4-6 4-6 18 68 0 136 0 204 0 5-30 9-60 14-90z">
            <text:p/>
          </draw:path>
          <draw:path draw:style-name="gr3" draw:text-style-name="P7" draw:layer="layout" svg:width="0.183cm" svg:height="0.839cm" svg:x="22.156cm" svg:y="9.712cm" svg:viewBox="0 0 184 840" svg:d="M184 421c0-100-18-241-110-359-8-8-52-62-66-62-2 0-8 2-8 8 0 2 2 4 4 6 34 36 80 94 108 206 16 63 24 135 24 199 0 72-8 144-26 212-26 97-68 153-104 193-6 6-4 5-6 8 0 6 6 8 8 8 12 0 50-44 58-54 72-84 118-209 118-36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4T18:38:06.926084437</dc:date>
    <meta:editing-duration>PT5H5M21S</meta:editing-duration>
    <meta:editing-cycles>32</meta:editing-cycles>
    <meta:document-statistic meta:object-count="653"/>
  </office:meta>
</office:document-meta>
</file>